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43D000013D96484B86D.svm"/>
  <manifest:file-entry manifest:media-type="" manifest:full-path="Pictures/20000007000065CE00001D76AE64BC55.svm"/>
  <manifest:file-entry manifest:media-type="" manifest:full-path="Pictures/2000000700004C2D00001A272E666DF1.svm"/>
  <manifest:file-entry manifest:media-type="" manifest:full-path="Pictures/200000070000719700005C17768A6E17.svm"/>
  <manifest:file-entry manifest:media-type="" manifest:full-path="Pictures/2000000700003AD0000007C1CADBAB51.svm"/>
  <manifest:file-entry manifest:media-type="" manifest:full-path="Pictures/20000007000036E200001A27D0B0A261.svm"/>
  <manifest:file-entry manifest:media-type="" manifest:full-path="Pictures/2000000700004C2D000025855445E1FD.svm"/>
  <manifest:file-entry manifest:media-type="" manifest:full-path="Pictures/20000007000045F9000026F898EA5657.svm"/>
  <manifest:file-entry manifest:media-type="" manifest:full-path="Pictures/2000000700007285000007C12801EC2B.svm"/>
  <manifest:file-entry manifest:media-type="" manifest:full-path="Pictures/20000007000016A3000005610EE677FA.svm"/>
  <manifest:file-entry manifest:media-type="" manifest:full-path="Pictures/2000000700004B59000023A93C2B5B3B.svm"/>
  <manifest:file-entry manifest:media-type="" manifest:full-path="Pictures/2000000700005123000027CB0F5DE04D.svm"/>
  <manifest:file-entry manifest:media-type="" manifest:full-path="Pictures/200000070000353B000026595E7BDB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MMono10-Regular" svg:font-family="LMMono10-Regular"/>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style>
    <style:style style:name="Tableau1.A" style:family="table-column">
      <style:table-column-properties style:column-width="4.604cm"/>
    </style:style>
    <style:style style:name="Tableau1.B" style:family="table-column">
      <style:table-column-properties style:column-width="4.075cm"/>
    </style:style>
    <style:style style:name="Tableau1.C" style:family="table-column">
      <style:table-column-properties style:column-width="3.863cm"/>
    </style:style>
    <style:style style:name="Tableau1.D" style:family="table-column">
      <style:table-column-properties style:column-width="4.419cm"/>
    </style:style>
    <style:style style:name="Tableau1.A1" style:family="table-cell">
      <style:table-cell-properties style:vertical-align="middle" fo:padding="0.049cm" fo:border="none"/>
    </style:style>
    <style:style style:name="Tableau2" style:family="table">
      <style:table-properties style:width="16.96cm" fo:margin-left="0cm" fo:margin-right="0.039cm" table:align="margins"/>
    </style:style>
    <style:style style:name="Tableau2.A" style:family="table-column">
      <style:table-column-properties style:column-width="2.593cm" style:rel-column-width="10019*"/>
    </style:style>
    <style:style style:name="Tableau2.B" style:family="table-column">
      <style:table-column-properties style:column-width="5.583cm" style:rel-column-width="21572*"/>
    </style:style>
    <style:style style:name="Tableau2.C" style:family="table-column">
      <style:table-column-properties style:column-width="8.784cm" style:rel-column-width="33944*"/>
    </style:style>
    <style:style style:name="Tableau2.A1" style:family="table-cell">
      <style:table-cell-properties style:vertical-align="middle" fo:padding="0.049cm" fo:border="none"/>
    </style:style>
    <style:style style:name="Tableau3" style:family="table">
      <style:table-properties style:width="8.176cm" table:align="left"/>
    </style:style>
    <style:style style:name="Tableau3.A" style:family="table-column">
      <style:table-column-properties style:column-width="2.619cm"/>
    </style:style>
    <style:style style:name="Tableau3.B" style:family="table-column">
      <style:table-column-properties style:column-width="5.556cm"/>
    </style:style>
    <style:style style:name="Tableau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autospace="none"/>
      <style:text-properties style:font-name="Courier New" fo:font-size="10.5pt" style:font-name-asian="LMMono10-Regular" style:font-size-asian="10.5pt" style:font-name-complex="LMMono10-Regular" style:font-size-complex="10.5pt"/>
    </style:style>
    <style:style style:name="P8"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Courier New"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Courier New" fo:font-size="11pt" fo:font-weight="normal" style:font-name-asian="LMMono10-Regular" style:font-size-asian="11pt" style:font-weight-asian="normal" style:font-name-complex="LMMono10-Regular" style:font-size-complex="11pt" style:font-weight-complex="normal"/>
    </style:style>
    <style:style style:name="P11" style:family="paragraph" style:parent-style-name="Standard">
      <style:paragraph-properties style:text-autospace="none"/>
      <style:text-properties style:font-name="Courier New" fo:font-size="11pt" style:font-name-asian="LMMono10-Regular" style:font-size-asian="11pt" style:font-name-complex="LMMono10-Regular" style:font-size-complex="11pt"/>
    </style:style>
    <style:style style:name="P12" style:family="paragraph" style:parent-style-name="Standard">
      <style:paragraph-properties fo:text-align="start" style:justify-single-word="false" style:text-autospace="none"/>
      <style:text-properties style:font-name="Courier New" fo:font-size="11pt" style:font-name-asian="LMMono10-Regular" style:font-size-asian="11pt" style:font-name-complex="LMMono10-Regular" style:font-size-complex="11pt"/>
    </style:style>
    <style:style style:name="P13" style:family="paragraph" style:parent-style-name="Standard">
      <style:paragraph-properties style:text-autospace="none"/>
      <style:text-properties style:font-name="Courier New" fo:font-size="11pt" style:font-size-asian="11pt" style:font-size-complex="11pt"/>
    </style:style>
    <style:style style:name="P14" style:family="paragraph" style:parent-style-name="Standard">
      <style:paragraph-properties fo:text-align="start" style:justify-single-word="false"/>
      <style:text-properties style:font-name="Courier New" fo:font-size="11pt" fo:font-weight="bold"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Courier New" fo:font-size="12pt" style:text-underline-style="none" fo:font-weight="normal" style:font-name-asian="LMMono10-Regular" style:font-size-asian="12pt" style:font-weight-asian="normal" style:font-name-complex="LMMono10-Regular" style:font-size-complex="12pt" style:font-weight-complex="normal"/>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1pt" style:text-underline-style="none" fo:font-weight="normal" style:font-name-asian="LMRoman10-Regular-Identity-H" style:font-size-asian="11pt" style:font-weight-asian="normal" style:font-name-complex="LMRoman10-Regular-Identity-H" style:font-size-complex="11pt" style:font-weight-complex="normal"/>
    </style:style>
    <style:style style:name="P26" style:family="paragraph" style:parent-style-name="Text_20_body">
      <style:paragraph-properties fo:text-align="justify" style:justify-single-word="false"/>
    </style:style>
    <style:style style:name="P27" style:family="paragraph" style:parent-style-name="Preformatted_20_Text">
      <style:paragraph-properties fo:text-align="justify" style:justify-single-word="false"/>
      <style:text-properties fo:font-weight="bold" style:font-weight-asian="bold" style:font-weight-complex="bold"/>
    </style:style>
    <style:style style:name="P28"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29" style:family="paragraph" style:parent-style-name="Preformatted_20_Text">
      <style:paragraph-properties fo:text-align="justify" style:justify-single-word="false"/>
      <style:text-properties fo:font-weight="normal" style:font-weight-asian="normal" style:font-weight-complex="normal"/>
    </style:style>
    <style:style style:name="P30" style:family="paragraph" style:parent-style-name="Preformatted_20_Text">
      <style:text-properties fo:color="#a40000"/>
    </style:style>
    <style:style style:name="P31" style:family="paragraph" style:parent-style-name="Preformatted_20_Text">
      <style:text-properties fo:color="#8f5902"/>
    </style:style>
    <style:style style:name="P32" style:family="paragraph" style:parent-style-name="Preformatted_20_Text">
      <style:text-properties fo:color="#2048a7" fo:font-style="italic"/>
    </style:style>
    <style:style style:name="P33"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34" style:family="paragraph" style:parent-style-name="Preformatted_20_Text">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5" style:family="paragraph" style:parent-style-name="Preformatted_20_Text">
      <style:paragraph-properties fo:margin-top="0cm" fo:margin-bottom="0.499cm"/>
    </style:style>
    <style:style style:name="P36" style:family="paragraph" style:parent-style-name="Table_20_Contents">
      <style:paragraph-properties fo:margin-top="0cm" fo:margin-bottom="0.499cm"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Standard" style:list-style-name="L1">
      <style:paragraph-properties fo:text-align="justify" style:justify-single-word="false"/>
      <style:text-properties fo:font-weight="bold" style:font-weight-asian="bold" style:font-weight-complex="bold"/>
    </style:style>
    <style:style style:name="P39" style:family="paragraph" style:parent-style-name="Standard" style:list-style-name="L2">
      <style:paragraph-properties fo:text-align="justify" style:justify-single-word="false"/>
      <style:text-properties fo:font-weight="bold" style:font-weight-asian="bold" style:font-weight-complex="bold"/>
    </style:style>
    <style:style style:name="P40" style:family="paragraph" style:parent-style-name="Standard" style:list-style-name="L3">
      <style:paragraph-properties fo:text-align="justify" style:justify-single-word="false"/>
      <style:text-properties fo:font-weight="bold" style:font-weight-asian="bold" style:font-weight-complex="bold"/>
    </style:style>
    <style:style style:name="P41" style:family="paragraph" style:parent-style-name="Standard" style:list-style-name="L10">
      <style:paragraph-properties fo:text-align="justify" style:justify-single-word="false"/>
      <style:text-properties fo:font-weight="bold" style:font-weight-asian="bold" style:font-weight-complex="bold"/>
    </style:style>
    <style:style style:name="P42" style:family="paragraph" style:parent-style-name="Standard" style:list-style-name="L11">
      <style:paragraph-properties fo:text-align="justify" style:justify-single-word="false"/>
      <style:text-properties fo:font-weight="bold" style:font-weight-asian="bold" style:font-weight-complex="bold"/>
    </style:style>
    <style:style style:name="P43" style:family="paragraph" style:parent-style-name="Standard" style:list-style-name="L13">
      <style:paragraph-properties fo:text-align="justify" style:justify-single-word="false"/>
      <style:text-properties fo:font-weight="bold" style:font-weight-asian="bold" style:font-weight-complex="bold"/>
    </style:style>
    <style:style style:name="P44" style:family="paragraph" style:parent-style-name="Standard" style:list-style-name="L15">
      <style:paragraph-properties fo:text-align="justify" style:justify-single-word="false"/>
      <style:text-properties fo:font-weight="bold" style:font-weight-asian="bold" style:font-weight-complex="bold"/>
    </style:style>
    <style:style style:name="P45" style:family="paragraph" style:parent-style-name="Standard" style:list-style-name="L20">
      <style:paragraph-properties fo:text-align="justify" style:justify-single-word="false"/>
      <style:text-properties fo:font-weight="bold" style:font-weight-asian="bold" style:font-weight-complex="bold"/>
    </style:style>
    <style:style style:name="P46" style:family="paragraph" style:parent-style-name="Standard" style:list-style-name="L2">
      <style:paragraph-properties fo:text-align="justify" style:justify-single-word="false"/>
      <style:text-properties fo:font-weight="normal" style:font-weight-asian="normal" style:font-weight-complex="normal"/>
    </style:style>
    <style:style style:name="P47" style:family="paragraph" style:parent-style-name="Standard" style:list-style-name="L4">
      <style:paragraph-properties fo:text-align="justify" style:justify-single-word="false"/>
      <style:text-properties fo:font-weight="normal" style:font-weight-asian="normal" style:font-weight-complex="normal"/>
    </style:style>
    <style:style style:name="P48" style:family="paragraph" style:parent-style-name="Standard" style:list-style-name="L16">
      <style:paragraph-properties fo:text-align="justify" style:justify-single-word="false"/>
      <style:text-properties fo:font-weight="normal" style:font-weight-asian="normal" style:font-weight-complex="normal"/>
    </style:style>
    <style:style style:name="P49" style:family="paragraph" style:parent-style-name="Standard" style:list-style-name="L17">
      <style:paragraph-properties fo:text-align="justify" style:justify-single-word="false"/>
      <style:text-properties fo:font-weight="normal" style:font-weight-asian="normal" style:font-weight-complex="normal"/>
    </style:style>
    <style:style style:name="P50" style:family="paragraph" style:parent-style-name="Standard" style:list-style-name="L18">
      <style:paragraph-properties fo:text-align="justify" style:justify-single-word="false"/>
      <style:text-properties fo:font-weight="normal" style:font-weight-asian="normal" style:font-weight-complex="normal"/>
    </style:style>
    <style:style style:name="P51" style:family="paragraph" style:parent-style-name="Standard" style:list-style-name="L19">
      <style:paragraph-properties fo:text-align="justify" style:justify-single-word="false"/>
      <style:text-properties fo:font-weight="normal" style:font-weight-asian="normal" style:font-weight-complex="normal"/>
    </style:style>
    <style:style style:name="P52" style:family="paragraph" style:parent-style-name="Standard" style:list-style-name="L5">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53" style:family="paragraph" style:parent-style-name="Standard" style:list-style-name="L6">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4" style:family="paragraph" style:parent-style-name="Standard" style:list-style-name="L7">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5" style:family="paragraph" style:parent-style-name="Standard" style:list-style-name="L8">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7" style:family="paragraph" style:parent-style-name="Text_20_body" style:list-style-name="L9">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2"/>
    <style:style style:name="P60" style:family="paragraph" style:parent-style-name="Text_20_body" style:list-style-name="L9">
      <style:paragraph-properties fo:margin-top="0cm" fo:margin-bottom="0cm" fo:text-align="justify" style:justify-single-word="false"/>
    </style:style>
    <style:style style:name="P61" style:family="paragraph" style:parent-style-name="Text_20_body" style:list-style-name="L14">
      <style:paragraph-properties fo:margin-top="0cm" fo:margin-bottom="0cm" fo:text-align="justify" style:justify-single-word="false"/>
    </style:style>
    <style:style style:name="P62" style:family="paragraph" style:parent-style-name="Text_20_body" style:list-style-name="L12">
      <style:paragraph-properties fo:margin-top="0cm" fo:margin-bottom="0cm" fo:text-align="justify" style:justify-single-word="false"/>
      <style:text-properties fo:font-weight="normal" style:font-weight-asian="normal" style:font-weight-complex="normal"/>
    </style:style>
    <style:style style:name="P63" style:family="paragraph" style:parent-style-name="Text_20_body" style:list-style-name="L12">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cc0000" fo:font-weight="bold" style:font-weight-asian="bold" style:font-weight-complex="bold"/>
    </style:style>
    <style:style style:name="T13" style:family="text">
      <style:text-properties fo:color="#cc0000" style:text-underline-style="none" fo:font-weight="bold" style:font-weight-asian="bold" style:font-weight-complex="bold"/>
    </style:style>
    <style:style style:name="T14" style:family="text">
      <style:text-properties fo:color="#007826" fo:font-weight="bold" style:font-weight-asian="bold" style:font-weight-complex="bold"/>
    </style:style>
    <style:style style:name="T15" style:family="text">
      <style:text-properties fo:color="#0066cc" fo:font-weight="bold" style:font-weight-asian="bold" style:font-weight-complex="bold"/>
    </style:style>
    <style:style style:name="T16" style:family="text">
      <style:text-properties fo:color="#0066cc"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6600" fo:font-style="normal" style:text-underline-style="none" fo:font-weight="bold" style:font-style-asian="normal" style:font-weight-asian="bold" style:font-style-complex="normal" style:font-weight-complex="bold"/>
    </style:style>
    <style:style style:name="T22" style:family="text">
      <style:text-properties style:font-name="Courier New"/>
    </style:style>
    <style:style style:name="T23" style:family="text">
      <style:text-properties style:font-name="Courier New" fo:font-size="11pt" fo:font-weight="normal" style:font-size-asian="11pt" style:font-weight-asian="normal" style:font-size-complex="11pt" style:font-weight-complex="normal"/>
    </style:style>
    <style:style style:name="T24" style:family="text">
      <style:text-properties style:font-name="Courier New" fo:font-size="11pt" style:font-size-asian="11pt" style:font-size-complex="11pt"/>
    </style:style>
    <style:style style:name="T25" style:family="text">
      <style:text-properties style:font-name-asian="LMMono10-Regular" style:font-name-complex="LMMono10-Regular"/>
    </style:style>
    <style:style style:name="T26" style:family="text">
      <style:text-properties fo:font-size="11pt"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color="#8f5902"/>
    </style:style>
    <style:style style:name="T29" style:family="text">
      <style:text-properties fo:color="#8f5902" fo:font-weight="normal" style:font-weight-asian="normal" style:font-weight-complex="normal"/>
    </style:style>
    <style:style style:name="T30" style:family="text">
      <style:text-properties fo:color="#5c3566"/>
    </style:style>
    <style:style style:name="T31" style:family="text">
      <style:text-properties fo:color="#5c3566" fo:font-style="italic"/>
    </style:style>
    <style:style style:name="T32" style:family="text">
      <style:text-properties fo:color="#a40000"/>
    </style:style>
    <style:style style:name="T33" style:family="text">
      <style:text-properties fo:color="#a40000" fo:font-weight="bold"/>
    </style:style>
    <style:style style:name="T34" style:family="text">
      <style:text-properties fo:color="#000000"/>
    </style:style>
    <style:style style:name="T35" style:family="text">
      <style:text-properties fo:color="#000000" fo:font-style="normal" style:font-style-asian="normal" style:font-style-complex="normal"/>
    </style:style>
    <style:style style:name="T36" style:family="text">
      <style:text-properties fo:font-size="10.5pt" style:font-name-asian="LMMono10-Regular" style:font-size-asian="10.5pt" style:font-name-complex="LMMono10-Regular" style:font-size-complex="10.5pt"/>
    </style:style>
    <style:style style:name="T37" style:family="text">
      <style:text-properties fo:color="#2048a7" fo:font-style="italic"/>
    </style:style>
    <style:style style:name="T38"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M 64 tutorial</text:p>
      <text:p text:style-name="P1"/>
      <text:p text:style-name="P3">On va utiliser ce tutorial :</text:p>
      <text:p text:style-name="P3"><text:a xlink:type="simple" xlink:href="https://www.tutorialspoint.com/assembly_programming/assembly_basic_syntax.htm" text:style-name="Internet_20_link" text:visited-style-name="Visited_20_Internet_20_Link">https://www.tutorialspoint.com/assembly_programming/assembly_basic_syntax.htm</text:a></text:p>
      <text:p text:style-name="P3">Il concerne des systèmes 32 bits donc les noms (et les nombres) des registres seront un peu différents, mais le principe de base restera similaire.</text:p>
      <text:p text:style-name="P3"/>
      <text:p text:style-name="P3">Le tutoriel "cours_nasm" dans le current folder semble mieux.</text:p>
      <text:p text:style-name="P3"/>
      <text:list xml:id="list9143609323581698542" text:style-name="L1">
        <text:list-item>
          <text:p text:style-name="P38">BASIC SYNTHAX</text:p>
        </text:list-item>
      </text:list>
      <text:p text:style-name="P2"/>
      <text:p text:style-name="P3">Un programme Assembly peut être divisé en 3 sections :</text:p>
      <text:list xml:id="list3565890593552936988" text:style-name="L2">
        <text:list-item>
          <text:p text:style-name="P46"><text:span text:style-name="T2">data </text:span>section</text:p>
        </text:list-item>
        <text:list-item>
          <text:p text:style-name="P39">bss <text:span text:style-name="T3">section</text:span></text:p>
        </text:list-item>
        <text:list-item>
          <text:p text:style-name="P39">text <text:span text:style-name="T3">section</text:span></text:p>
        </text:list-item>
      </text:list>
      <text:p text:style-name="P3"/>
      <text:p text:style-name="P2"><text:span text:style-name="T3">La section </text:span>data <text:span text:style-name="T3">sert à déclarer des variables initialisées ; celles-ci ne changeront pas pendant l'exécution du programme.</text:span></text:p>
      <text:p text:style-name="P3"/>
      <text:p text:style-name="P2"><text:span text:style-name="T3">La section </text:span>bss <text:span text:style-name="T3">sert à déclarer des variables non-initialisées, qui seront ensuite modifiées au cours du programme.</text:span></text:p>
      <text:p text:style-name="P3"/>
      <text:p text:style-name="P2"><text:span text:style-name="T3">La section </text:span>text <text:span text:style-name="T3">sert à stocker les instructions, le véritable code. Elle devra </text:span><text:span text:style-name="T4">toujours</text:span><text:span text:style-name="T6"> commencer par la déclaration </text:span><text:span text:style-name="T5">global _start </text:span><text:span text:style-name="T6">pour dire au kernel où l'exécution du programme commence (en C, la fonction "main" est utilisée, mais on a pas ce mécanisme ici).</text:span></text:p>
      <text:p text:style-name="P6"/>
      <text:p text:style-name="P6">En réalité, les "sections" d'un code assembleur correspondent simplement aux segments de mémoire dans un ordinateur (page 79 The Art of Exploitation) :</text:p>
      <text:p text:style-name="P6"/>
      <text:p text:style-name="P6"><draw:frame draw:style-name="fr1" draw:name="images1" text:anchor-type="paragraph" svg:width="13.959cm" svg:height="11.315cm" draw:z-index="0"><draw:image xlink:href="Pictures/200000070000719700005C17768A6E17.svm" xlink:type="simple" xlink:show="embed" xlink:actuate="onLoad"/></draw:frame></text:p>
      <text:p text:style-name="P6"><text:soft-page-break/></text:p>
      <text:p text:style-name="P6">Les commentaires en assembly commencent par un ' ; ' :</text:p>
      <text:p text:style-name="P28">; This program displays a message on screen</text:p>
      <text:p text:style-name="P6"/>
      <text:p text:style-name="P6"/>
      <text:p text:style-name="P6">Les instructions en assembleur ont la structure suivante :</text:p>
      <text:p text:style-name="P29">[label] <text:s text:c="2"/>mnemonic <text:s text:c="2"/>[operands] <text:s text:c="2"/>[;comment]</text:p>
      <text:p text:style-name="P3"/>
      <text:p text:style-name="P3">Un "label" est simplement un nom qu'on attribue à l'adresse mémoire qui contient l'instruction de la ligne. Les éléments entre crochets sont facultatifs. Typiquement, en général une instruction assembleur sera composée d'un mnemonic (nom de l'instruction) et d'un operand (paramètre de l'instruction). Quelques exemples :</text:p>
      <text:p text:style-name="P3"/>
      <text:p text:style-name="P29">INC COUNT <text:s text:c="7"/>; Increment the memory variable COUNT</text:p>
      <text:p text:style-name="Preformatted_20_Text"/>
      <text:p text:style-name="Preformatted_20_Text">MOV TOTAL, 48 <text:s text:c="3"/>; Transfer the value 48 in the </text:p>
      <text:p text:style-name="Preformatted_20_Text"><text:s text:c="17"/>; memory variable TOTAL</text:p>
      <text:p text:style-name="Preformatted_20_Text"><text:s text:c="42"/></text:p>
      <text:p text:style-name="Preformatted_20_Text">ADD AH, BH <text:s text:c="6"/>; Add the content of the </text:p>
      <text:p text:style-name="Preformatted_20_Text"><text:s text:c="17"/>; BH register into the AH register</text:p>
      <text:p text:style-name="Preformatted_20_Text"><text:s text:c="42"/></text:p>
      <text:p text:style-name="Preformatted_20_Text">AND MASK1, 128 <text:s text:c="2"/>; Perform AND operation on the </text:p>
      <text:p text:style-name="Preformatted_20_Text"><text:s text:c="17"/>; variable MASK1 and 128</text:p>
      <text:p text:style-name="Preformatted_20_Text"><text:s text:c="42"/></text:p>
      <text:p text:style-name="Preformatted_20_Text">ADD MARKS, 10 <text:s text:c="3"/>; Add 10 to the variable MARKS</text:p>
      <text:p text:style-name="P35">MOV AL, 10 <text:s text:c="6"/>; Transfer the value 10 to the AL register</text:p>
      <text:p text:style-name="P3"/>
      <text:p text:style-name="P3"/>
      <text:list xml:id="list4410701576673332561" text:style-name="L3">
        <text:list-item>
          <text:p text:style-name="P40">REGISTERS</text:p>
        </text:list-item>
      </text:list>
      <text:p text:style-name="P3"/>
      <text:p text:style-name="P3">Comme on l'a vu dans le fichier Computer_architecture, le processeur effectue des traitements de données par le biais de resgitres, où il enregistre temporairement des données, et dont il se sert afin d'effectuer des opérations (l'alternative étant de se servir de la mémoire principale pour cela, ce qui serait bien trop lent car impliquerait de passer par les bus adresses et données à chaque fois). Les registres permettent donc de traiter des données sans devoir accéder systématiquement à la mémoire.</text:p>
      <text:p text:style-name="P3"/>
      <text:p text:style-name="P3">Les registres sont divisés en plusieurs catégories :</text:p>
      <text:p text:style-name="P3"/>
      <text:list xml:id="list2384039367675491017" text:style-name="L4">
        <text:list-item>
          <text:p text:style-name="P47">General purpose registers :</text:p>
          <text:list>
            <text:list-item>
              <text:list>
                <text:list-item>
                  <text:p text:style-name="P47">Data registers ;</text:p>
                </text:list-item>
                <text:list-item>
                  <text:p text:style-name="P47">Index registers ;</text:p>
                </text:list-item>
                <text:list-item>
                  <text:p text:style-name="P47">Pointer registers ;</text:p>
                </text:list-item>
              </text:list>
            </text:list-item>
          </text:list>
        </text:list-item>
        <text:list-item>
          <text:p text:style-name="P47">Control registers.</text:p>
        </text:list-item>
        <text:list-item>
          <text:p text:style-name="P47">Segment registers.</text:p>
        </text:list-item>
      </text:list>
      <text:p text:style-name="P3"/>
      <text:p text:style-name="P3"/>
      <text:p text:style-name="P3"/>
      <text:list xml:id="list6180756412091148826" text:style-name="L5">
        <text:list-item>
          <text:p text:style-name="P52">General purpose registers</text:p>
        </text:list-item>
      </text:list>
      <text:p text:style-name="P6"/>
      <text:p text:style-name="P6">Voici la liste des registres généraux dans les systèmes d'architecture x64 :</text:p>
      <text:p text:style-name="P6"/>
      <text:p text:style-name="P6"/>
      <text:p text:style-name="P6"><text:soft-page-break/></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37">64-bit register</text:p>
            </table:table-cell>
            <table:table-cell table:style-name="Tableau1.A1" office:value-type="string">
              <text:p text:style-name="P37">Lower 32 bits</text:p>
            </table:table-cell>
            <table:table-cell table:style-name="Tableau1.A1" office:value-type="string">
              <text:p text:style-name="P37">Lower 16 bits</text:p>
            </table:table-cell>
            <table:table-cell table:style-name="Tableau1.A1" office:value-type="string">
              <text:p text:style-name="P37">Lower 8 bits</text:p>
            </table:table-cell>
          </table:table-row>
        </table:table-header-rows>
        <table:table-row>
          <table:table-cell table:style-name="Tableau1.A1" office:value-type="string">
            <text:p text:style-name="P36"><text:span text:style-name="Strong_20_Emphasis"><text:span text:style-name="T12">rax</text:span></text:span></text:p>
          </table:table-cell>
          <table:table-cell table:style-name="Tableau1.A1" office:value-type="string">
            <text:p text:style-name="P36"><text:span text:style-name="Strong_20_Emphasis"><text:span text:style-name="T12">eax</text:span></text:span></text:p>
          </table:table-cell>
          <table:table-cell table:style-name="Tableau1.A1" office:value-type="string">
            <text:p text:style-name="P36"><text:span text:style-name="Strong_20_Emphasis"><text:span text:style-name="T12">ax</text:span></text:span></text:p>
          </table:table-cell>
          <table:table-cell table:style-name="Tableau1.A1" office:value-type="string">
            <text:p text:style-name="P36"><text:span text:style-name="Strong_20_Emphasis"><text:span text:style-name="T12">al</text:span></text:span></text:p>
          </table:table-cell>
        </table:table-row>
        <table:table-row>
          <table:table-cell table:style-name="Tableau1.A1" office:value-type="string">
            <text:p text:style-name="P36"><text:span text:style-name="Strong_20_Emphasis"><text:span text:style-name="T12">rbx</text:span></text:span></text:p>
          </table:table-cell>
          <table:table-cell table:style-name="Tableau1.A1" office:value-type="string">
            <text:p text:style-name="P36"><text:span text:style-name="Strong_20_Emphasis"><text:span text:style-name="T12">ebx</text:span></text:span></text:p>
          </table:table-cell>
          <table:table-cell table:style-name="Tableau1.A1" office:value-type="string">
            <text:p text:style-name="P36"><text:span text:style-name="Strong_20_Emphasis"><text:span text:style-name="T12">bx</text:span></text:span></text:p>
          </table:table-cell>
          <table:table-cell table:style-name="Tableau1.A1" office:value-type="string">
            <text:p text:style-name="P36"><text:span text:style-name="Strong_20_Emphasis"><text:span text:style-name="T12">bl</text:span></text:span></text:p>
          </table:table-cell>
        </table:table-row>
        <table:table-row>
          <table:table-cell table:style-name="Tableau1.A1" office:value-type="string">
            <text:p text:style-name="P36"><text:span text:style-name="Strong_20_Emphasis"><text:span text:style-name="T12">rcx</text:span></text:span></text:p>
          </table:table-cell>
          <table:table-cell table:style-name="Tableau1.A1" office:value-type="string">
            <text:p text:style-name="P36"><text:span text:style-name="Strong_20_Emphasis"><text:span text:style-name="T12">ecx</text:span></text:span></text:p>
          </table:table-cell>
          <table:table-cell table:style-name="Tableau1.A1" office:value-type="string">
            <text:p text:style-name="P36"><text:span text:style-name="Strong_20_Emphasis"><text:span text:style-name="T12">cx</text:span></text:span></text:p>
          </table:table-cell>
          <table:table-cell table:style-name="Tableau1.A1" office:value-type="string">
            <text:p text:style-name="P36"><text:span text:style-name="Strong_20_Emphasis"><text:span text:style-name="T12">cl</text:span></text:span></text:p>
          </table:table-cell>
        </table:table-row>
        <table:table-row>
          <table:table-cell table:style-name="Tableau1.A1" office:value-type="string">
            <text:p text:style-name="P36"><text:span text:style-name="Strong_20_Emphasis"><text:span text:style-name="T12">rdx</text:span></text:span></text:p>
          </table:table-cell>
          <table:table-cell table:style-name="Tableau1.A1" office:value-type="string">
            <text:p text:style-name="P36"><text:span text:style-name="Strong_20_Emphasis"><text:span text:style-name="T12">edx</text:span></text:span></text:p>
          </table:table-cell>
          <table:table-cell table:style-name="Tableau1.A1" office:value-type="string">
            <text:p text:style-name="P36"><text:span text:style-name="Strong_20_Emphasis"><text:span text:style-name="T12">dx</text:span></text:span></text:p>
          </table:table-cell>
          <table:table-cell table:style-name="Tableau1.A1" office:value-type="string">
            <text:p text:style-name="P36"><text:span text:style-name="Strong_20_Emphasis"><text:span text:style-name="T12">dl</text:span></text:span></text:p>
          </table:table-cell>
        </table:table-row>
        <table:table-row>
          <table:table-cell table:style-name="Tableau1.A1" office:value-type="string">
            <text:p text:style-name="P36"><text:span text:style-name="Strong_20_Emphasis"><text:span text:style-name="T14">rsi</text:span></text:span></text:p>
          </table:table-cell>
          <table:table-cell table:style-name="Tableau1.A1" office:value-type="string">
            <text:p text:style-name="P36"><text:span text:style-name="Strong_20_Emphasis"><text:span text:style-name="T14">esi</text:span></text:span></text:p>
          </table:table-cell>
          <table:table-cell table:style-name="Tableau1.A1" office:value-type="string">
            <text:p text:style-name="P36"><text:span text:style-name="Strong_20_Emphasis"><text:span text:style-name="T14">si</text:span></text:span></text:p>
          </table:table-cell>
          <table:table-cell table:style-name="Tableau1.A1" office:value-type="string">
            <text:p text:style-name="P36"><text:span text:style-name="Strong_20_Emphasis"><text:span text:style-name="T14">sil</text:span></text:span></text:p>
          </table:table-cell>
        </table:table-row>
        <table:table-row>
          <table:table-cell table:style-name="Tableau1.A1" office:value-type="string">
            <text:p text:style-name="P36"><text:span text:style-name="Strong_20_Emphasis"><text:span text:style-name="T14">rdi</text:span></text:span></text:p>
          </table:table-cell>
          <table:table-cell table:style-name="Tableau1.A1" office:value-type="string">
            <text:p text:style-name="P36"><text:span text:style-name="Strong_20_Emphasis"><text:span text:style-name="T14">edi</text:span></text:span></text:p>
          </table:table-cell>
          <table:table-cell table:style-name="Tableau1.A1" office:value-type="string">
            <text:p text:style-name="P36"><text:span text:style-name="Strong_20_Emphasis"><text:span text:style-name="T14">di</text:span></text:span></text:p>
          </table:table-cell>
          <table:table-cell table:style-name="Tableau1.A1" office:value-type="string">
            <text:p text:style-name="P36"><text:span text:style-name="Strong_20_Emphasis"><text:span text:style-name="T14">dil</text:span></text:span></text:p>
          </table:table-cell>
        </table:table-row>
        <table:table-row>
          <table:table-cell table:style-name="Tableau1.A1" office:value-type="string">
            <text:p text:style-name="P36"><text:span text:style-name="Strong_20_Emphasis"><text:span text:style-name="T15">rbp</text:span></text:span></text:p>
          </table:table-cell>
          <table:table-cell table:style-name="Tableau1.A1" office:value-type="string">
            <text:p text:style-name="P36"><text:span text:style-name="Strong_20_Emphasis"><text:span text:style-name="T15">ebp</text:span></text:span></text:p>
          </table:table-cell>
          <table:table-cell table:style-name="Tableau1.A1" office:value-type="string">
            <text:p text:style-name="P36"><text:span text:style-name="Strong_20_Emphasis"><text:span text:style-name="T15">bp</text:span></text:span></text:p>
          </table:table-cell>
          <table:table-cell table:style-name="Tableau1.A1" office:value-type="string">
            <text:p text:style-name="P36"><text:span text:style-name="Strong_20_Emphasis"><text:span text:style-name="T15">bpl</text:span></text:span></text:p>
          </table:table-cell>
        </table:table-row>
        <table:table-row>
          <table:table-cell table:style-name="Tableau1.A1" office:value-type="string">
            <text:p text:style-name="P36"><text:span text:style-name="Strong_20_Emphasis"><text:span text:style-name="T15">rsp</text:span></text:span></text:p>
          </table:table-cell>
          <table:table-cell table:style-name="Tableau1.A1" office:value-type="string">
            <text:p text:style-name="P36"><text:span text:style-name="Strong_20_Emphasis"><text:span text:style-name="T15">esp</text:span></text:span></text:p>
          </table:table-cell>
          <table:table-cell table:style-name="Tableau1.A1" office:value-type="string">
            <text:p text:style-name="P36"><text:span text:style-name="Strong_20_Emphasis"><text:span text:style-name="T15">sp</text:span></text:span></text:p>
          </table:table-cell>
          <table:table-cell table:style-name="Tableau1.A1" office:value-type="string">
            <text:p text:style-name="P36"><text:span text:style-name="Strong_20_Emphasis"><text:span text:style-name="T15">spl</text:span></text:span></text:p>
          </table:table-cell>
        </table:table-row>
        <table:table-row>
          <table:table-cell table:style-name="Tableau1.A1" office:value-type="string">
            <text:p text:style-name="P36"><text:span text:style-name="Strong_20_Emphasis"><text:span text:style-name="T3">r8</text:span></text:span></text:p>
          </table:table-cell>
          <table:table-cell table:style-name="Tableau1.A1" office:value-type="string">
            <text:p text:style-name="P36"><text:span text:style-name="Strong_20_Emphasis"><text:span text:style-name="T3">r8d</text:span></text:span></text:p>
          </table:table-cell>
          <table:table-cell table:style-name="Tableau1.A1" office:value-type="string">
            <text:p text:style-name="P36"><text:span text:style-name="Strong_20_Emphasis"><text:span text:style-name="T3">r8w</text:span></text:span></text:p>
          </table:table-cell>
          <table:table-cell table:style-name="Tableau1.A1" office:value-type="string">
            <text:p text:style-name="P36"><text:span text:style-name="Strong_20_Emphasis"><text:span text:style-name="T3">r8b</text:span></text:span></text:p>
          </table:table-cell>
        </table:table-row>
        <table:table-row>
          <table:table-cell table:style-name="Tableau1.A1" office:value-type="string">
            <text:p text:style-name="P36"><text:span text:style-name="Strong_20_Emphasis"><text:span text:style-name="T3">r9</text:span></text:span></text:p>
          </table:table-cell>
          <table:table-cell table:style-name="Tableau1.A1" office:value-type="string">
            <text:p text:style-name="P36"><text:span text:style-name="Strong_20_Emphasis"><text:span text:style-name="T3">r9d</text:span></text:span></text:p>
          </table:table-cell>
          <table:table-cell table:style-name="Tableau1.A1" office:value-type="string">
            <text:p text:style-name="P36"><text:span text:style-name="Strong_20_Emphasis"><text:span text:style-name="T3">r9w</text:span></text:span></text:p>
          </table:table-cell>
          <table:table-cell table:style-name="Tableau1.A1" office:value-type="string">
            <text:p text:style-name="P36"><text:span text:style-name="Strong_20_Emphasis"><text:span text:style-name="T3">r9b</text:span></text:span></text:p>
          </table:table-cell>
        </table:table-row>
        <table:table-row>
          <table:table-cell table:style-name="Tableau1.A1" office:value-type="string">
            <text:p text:style-name="P36"><text:span text:style-name="Strong_20_Emphasis"><text:span text:style-name="T3">r10</text:span></text:span></text:p>
          </table:table-cell>
          <table:table-cell table:style-name="Tableau1.A1" office:value-type="string">
            <text:p text:style-name="P36"><text:span text:style-name="Strong_20_Emphasis"><text:span text:style-name="T3">r10d</text:span></text:span></text:p>
          </table:table-cell>
          <table:table-cell table:style-name="Tableau1.A1" office:value-type="string">
            <text:p text:style-name="P36"><text:span text:style-name="Strong_20_Emphasis"><text:span text:style-name="T3">r10w</text:span></text:span></text:p>
          </table:table-cell>
          <table:table-cell table:style-name="Tableau1.A1" office:value-type="string">
            <text:p text:style-name="P36"><text:span text:style-name="Strong_20_Emphasis"><text:span text:style-name="T3">r10b</text:span></text:span></text:p>
          </table:table-cell>
        </table:table-row>
        <table:table-row>
          <table:table-cell table:style-name="Tableau1.A1" office:value-type="string">
            <text:p text:style-name="P36"><text:span text:style-name="Strong_20_Emphasis"><text:span text:style-name="T3">r11</text:span></text:span></text:p>
          </table:table-cell>
          <table:table-cell table:style-name="Tableau1.A1" office:value-type="string">
            <text:p text:style-name="P36"><text:span text:style-name="Strong_20_Emphasis"><text:span text:style-name="T3">r11d</text:span></text:span></text:p>
          </table:table-cell>
          <table:table-cell table:style-name="Tableau1.A1" office:value-type="string">
            <text:p text:style-name="P36"><text:span text:style-name="Strong_20_Emphasis"><text:span text:style-name="T3">r11w</text:span></text:span></text:p>
          </table:table-cell>
          <table:table-cell table:style-name="Tableau1.A1" office:value-type="string">
            <text:p text:style-name="P36"><text:span text:style-name="Strong_20_Emphasis"><text:span text:style-name="T3">r11b</text:span></text:span></text:p>
          </table:table-cell>
        </table:table-row>
        <table:table-row>
          <table:table-cell table:style-name="Tableau1.A1" office:value-type="string">
            <text:p text:style-name="P36"><text:span text:style-name="Strong_20_Emphasis"><text:span text:style-name="T3">r12</text:span></text:span></text:p>
          </table:table-cell>
          <table:table-cell table:style-name="Tableau1.A1" office:value-type="string">
            <text:p text:style-name="P36"><text:span text:style-name="Strong_20_Emphasis"><text:span text:style-name="T3">r12d</text:span></text:span></text:p>
          </table:table-cell>
          <table:table-cell table:style-name="Tableau1.A1" office:value-type="string">
            <text:p text:style-name="P36"><text:span text:style-name="Strong_20_Emphasis"><text:span text:style-name="T3">r12w</text:span></text:span></text:p>
          </table:table-cell>
          <table:table-cell table:style-name="Tableau1.A1" office:value-type="string">
            <text:p text:style-name="P36"><text:span text:style-name="Strong_20_Emphasis"><text:span text:style-name="T3">r12b</text:span></text:span></text:p>
          </table:table-cell>
        </table:table-row>
        <table:table-row>
          <table:table-cell table:style-name="Tableau1.A1" office:value-type="string">
            <text:p text:style-name="P36"><text:span text:style-name="Strong_20_Emphasis"><text:span text:style-name="T3">r13</text:span></text:span></text:p>
          </table:table-cell>
          <table:table-cell table:style-name="Tableau1.A1" office:value-type="string">
            <text:p text:style-name="P36"><text:span text:style-name="Strong_20_Emphasis"><text:span text:style-name="T3">r13d</text:span></text:span></text:p>
          </table:table-cell>
          <table:table-cell table:style-name="Tableau1.A1" office:value-type="string">
            <text:p text:style-name="P36"><text:span text:style-name="Strong_20_Emphasis"><text:span text:style-name="T3">r13w</text:span></text:span></text:p>
          </table:table-cell>
          <table:table-cell table:style-name="Tableau1.A1" office:value-type="string">
            <text:p text:style-name="P36"><text:span text:style-name="Strong_20_Emphasis"><text:span text:style-name="T3">r13b</text:span></text:span></text:p>
          </table:table-cell>
        </table:table-row>
        <table:table-row>
          <table:table-cell table:style-name="Tableau1.A1" office:value-type="string">
            <text:p text:style-name="P36"><text:span text:style-name="Strong_20_Emphasis"><text:span text:style-name="T3">r14</text:span></text:span></text:p>
          </table:table-cell>
          <table:table-cell table:style-name="Tableau1.A1" office:value-type="string">
            <text:p text:style-name="P36"><text:span text:style-name="Strong_20_Emphasis"><text:span text:style-name="T3">r14d</text:span></text:span></text:p>
          </table:table-cell>
          <table:table-cell table:style-name="Tableau1.A1" office:value-type="string">
            <text:p text:style-name="P36"><text:span text:style-name="Strong_20_Emphasis"><text:span text:style-name="T3">r14w</text:span></text:span></text:p>
          </table:table-cell>
          <table:table-cell table:style-name="Tableau1.A1" office:value-type="string">
            <text:p text:style-name="P36"><text:span text:style-name="Strong_20_Emphasis"><text:span text:style-name="T3">r14b</text:span></text:span></text:p>
          </table:table-cell>
        </table:table-row>
        <table:table-row>
          <table:table-cell table:style-name="Tableau1.A1" office:value-type="string">
            <text:p text:style-name="P36"><text:span text:style-name="Strong_20_Emphasis"><text:span text:style-name="T3">r15</text:span></text:span></text:p>
          </table:table-cell>
          <table:table-cell table:style-name="Tableau1.A1" office:value-type="string">
            <text:p text:style-name="P36"><text:span text:style-name="Strong_20_Emphasis"><text:span text:style-name="T3">r15d</text:span></text:span></text:p>
          </table:table-cell>
          <table:table-cell table:style-name="Tableau1.A1" office:value-type="string">
            <text:p text:style-name="P36"><text:span text:style-name="Strong_20_Emphasis"><text:span text:style-name="T3">r15w</text:span></text:span></text:p>
          </table:table-cell>
          <table:table-cell table:style-name="Tableau1.A1" office:value-type="string">
            <text:p text:style-name="P36"><text:span text:style-name="Strong_20_Emphasis"><text:span text:style-name="T3">r15b</text:span></text:span></text:p>
          </table:table-cell>
        </table:table-row>
      </table:table>
      <text:p text:style-name="P6"/>
      <text:p text:style-name="P6"/>
      <text:p text:style-name="P3"><text:span text:style-name="T5">En </text:span><text:span text:style-name="T13">rouge</text:span><text:span text:style-name="T7"> </text:span><text:span text:style-name="T5">on a les </text:span><text:span text:style-name="T9">Data registers</text:span><text:span text:style-name="T17">. Ils sont utilisés pour les opérations arithmétiques et logiques.</text:span></text:p>
      <text:p text:style-name="P17"/>
      <text:p text:style-name="P3"><text:span text:style-name="T17">En </text:span><text:span text:style-name="T21">vert</text:span><text:span text:style-name="T18"> </text:span><text:span text:style-name="T17">on a les </text:span><text:span text:style-name="T9">Index registers</text:span><text:span text:style-name="T17">. Ils sont également utilisés pour les opérations arithmétiques.</text:span></text:p>
      <text:p text:style-name="P17"/>
      <text:p text:style-name="P3"><text:span text:style-name="T17">En </text:span><text:span text:style-name="T16">bleu</text:span><text:span text:style-name="T18"> </text:span><text:span text:style-name="T17">on a les </text:span><text:span text:style-name="T9">Pointer registers</text:span><text:span text:style-name="T17">. Ils permettent de stocker des adresses intéressantes et utilisées dans le déroulement du programme. RBP est utilisé pour revenir à l'ancienne position de RSP lors du processus d'exit d'une subroutine, et pour localiser les variables locales / les arguments. RSP identifie le haut de la stack. Il manque certainement dans cette liste EIP, qui contient l'adresse de l'instruction suivante dans le segment texte.</text:span></text:p>
      <text:p text:style-name="P17"/>
      <text:p text:style-name="P17"/>
      <text:p text:style-name="P17"/>
      <text:list xml:id="list9173558228289971060" text:style-name="L6">
        <text:list-item>
          <text:p text:style-name="P53"><text:soft-page-break/>Control registers</text:p>
        </text:list-item>
      </text:list>
      <text:p text:style-name="P18"/>
      <text:p text:style-name="P17">Ces registres constituent des Flags associés à certains événements (Overflow, division par 0...).</text:p>
      <text:p text:style-name="P17"/>
      <text:list xml:id="list7833351286477654099" text:style-name="L7">
        <text:list-item>
          <text:p text:style-name="P54">Segments registers</text:p>
        </text:list-item>
      </text:list>
      <text:p text:style-name="P18"/>
      <text:p text:style-name="P17">Les Segment Registers définissent l'adresse des différents segments mémoire pour un programme.</text:p>
      <text:p text:style-name="P17"/>
      <text:p text:style-name="P17"/>
      <text:list xml:id="list1456842140016854558" text:style-name="L8">
        <text:list-item>
          <text:p text:style-name="P55">SYSTEM CALLS</text:p>
        </text:list-item>
      </text:list>
      <text:p text:style-name="P17"/>
      <text:p text:style-name="P4"><text:span text:style-name="T19">Pour bien comprendre les </text:span><text:span text:style-name="T18">system calls</text:span><text:span text:style-name="T19">, il faut d'abord comprendre la différence en mémoire entre le </text:span><text:span text:style-name="T10">user space </text:span><text:span text:style-name="T19">et le </text:span><text:span text:style-name="T10">kernel space</text:span><text:span text:style-name="T19">. Cette réponse sur Stack Overflow résume très bien cette différence :</text:span></text:p>
      <text:p text:style-name="P17"/>
      <text:p text:style-name="P26"><text:span text:style-name="Strong_20_Emphasis"><text:span text:style-name="T19">"</text:span></text:span><text:span text:style-name="Strong_20_Emphasis"><text:span text:style-name="T9">Memory get's divided into two distinct areas:</text:span></text:span></text:p>
      <text:list xml:id="list7996969696007153582" text:style-name="L9">
        <text:list-item>
          <text:p text:style-name="P60"><text:span text:style-name="Strong_20_Emphasis"><text:span text:style-name="T8">The user space</text:span></text:span><text:span text:style-name="T8">, which is a set of locations where normal user processes run (i.e everything other than the kernel). The role of the kernel is to manage applications running in this space from messing with each other, and the machine. </text:span></text:p>
        </text:list-item>
        <text:list-item>
          <text:p text:style-name="P57"><text:span text:style-name="Strong_20_Emphasis"><text:span text:style-name="T8">The kernel space</text:span></text:span><text:span text:style-name="T8">, which is the location where the code of the kernel is stored, and executes under. </text:span></text:p>
        </text:list-item>
      </text:list>
      <text:p text:style-name="P26"><text:span text:style-name="T8">Processes running under the user space have access only to a limited part of memory, whereas the kernel has access to all of the memory. Processes running in user space also </text:span><text:span text:style-name="Emphasis"><text:span text:style-name="T8">don't</text:span></text:span><text:span text:style-name="T8"> have access to the kernel space. User space processes can </text:span><text:span text:style-name="Emphasis"><text:span text:style-name="T8">only access a small part of the kernel</text:span></text:span><text:span text:style-name="T8"> via an interface exposed by the kernel - </text:span><text:span text:style-name="Strong_20_Emphasis"><text:span text:style-name="T8">the system calls</text:span></text:span><text:span text:style-name="T8">. If a process performs a system call, a software interrupt is sent to the kernel, which then dispatches the appropriate interrupt handler and continues its work after the handler has finished.</text:span></text:p>
      <text:p text:style-name="P26"><text:span text:style-name="T8">Kernel space code has the property to run in "kernel mode", which (in your typical desktop -x86- computer) is what you </text:span><text:span text:style-name="Strong_20_Emphasis"><text:span text:style-name="T8">call code that executes under ring 0</text:span></text:span><text:span text:style-name="T8">. </text:span><text:span text:style-name="Emphasis"><text:span text:style-name="T8">Typically in x86 architecture, there are 4 rings of protection</text:span></text:span><text:span text:style-name="T8">. Ring 0 (kernel mode), Ring 1 (may be used by virtual machine hypervisors or drivers), Ring 2 (may be used by drivers, I am not so sure about that though). Ring 3 is what typical applications run under. It is the least privileged ring, and applications running on it have access to a subset of the processor's instructions. Ring 0 (kernel space) is the most privileged ring, and has access to all of the machine's instructions. For example to this, a "plain" application (like a browser) can not use x86 assembly instructions </text:span><text:span text:style-name="Source_20_Text"><text:span text:style-name="T8">lgdt</text:span></text:span><text:span text:style-name="T8"> to load the global descriptor table or </text:span><text:span text:style-name="Source_20_Text"><text:span text:style-name="T8">hlt</text:span></text:span><text:span text:style-name="T8"> to halt a processor</text:span>".</text:p>
      <text:p text:style-name="P17">NOTE : dans les architectures x64, le kernel space se situe dans les adresses mémoires négatives.</text:p>
      <text:p text:style-name="P17"/>
      <text:p text:style-name="P2"><text:span text:style-name="T3">En bref, les </text:span>system calls <text:span text:style-name="T3">nous permettent d'appeler (de manière limitée) certaines fonctions qui appartiennent au kernel space : typiquement write, read, etc...</text:span></text:p>
      <text:p text:style-name="P3"/>
      <text:p text:style-name="P3"/>
      <text:p text:style-name="P2"><text:span text:style-name="T3">Comment utiliser les system calls ? La synthaxe va dépendre de la </text:span><text:span text:style-name="T11">calling convention </text:span><text:span text:style-name="T20">qu'on utilise. Nous allons utiliser la </text:span><text:span text:style-name="T11">C calling convention x86_64 </text:span><text:span text:style-name="T20">:</text:span></text:p>
      <text:p text:style-name="P19"/>
      <text:p text:style-name="P2"><text:a xlink:type="simple" xlink:href="https://aaronbloomfield.github.io/pdr/book/x86-64bit-ccc-chapter.pdf" text:style-name="Internet_20_link" text:visited-style-name="Visited_20_Internet_20_Link"><text:span text:style-name="T20">https://aaronbloomfield.github.io/pdr/book/x86-64bit-ccc-chapter.pdf</text:span></text:a></text:p>
      <text:p text:style-name="P19"/>
      <text:p text:style-name="P19"/>
      <text:p text:style-name="P3"/>
      <text:p text:style-name="P3"/>
      <text:p text:style-name="P3"/>
      <text:p text:style-name="P3"><draw:frame draw:style-name="fr2" draw:name="images2" text:anchor-type="paragraph" svg:width="16.999cm" svg:height="4.004cm" draw:z-index="1"><draw:image xlink:href="Pictures/200000070000543D000013D96484B86D.svm" xlink:type="simple" xlink:show="embed" xlink:actuate="onLoad"/></draw:frame><text:soft-page-break/></text:p>
      <text:p text:style-name="P3">Les system call les plus souvent utilisés, leur nom et les arguments qu'ils prennent, sont les suivants sur Linux x86_64 :</text:p>
      <text:p text:style-name="P2"><text:a xlink:type="simple" xlink:href="http://blog.rchapman.org/posts/Linux_System_Call_Table_for_x86_64/" text:style-name="Internet_20_link" text:visited-style-name="Visited_20_Internet_20_Link"><text:span text:style-name="T3">http://blog.rchapman.org/posts/Linux_System_Call_Table_for_x86_64/</text:span></text:a></text:p>
      <text:p text:style-name="P3"/>
      <text:p text:style-name="P3"/>
      <text:p text:style-name="P3">Dans le cadre de cette calling convention :</text:p>
      <text:list xml:id="list6908058865292532768" text:style-name="L10">
        <text:list-item>
          <text:p text:style-name="P41"><text:span text:style-name="T3">RAX : contient le </text:span>numéro du system call<text:span text:style-name="T3">.</text:span></text:p>
        </text:list-item>
        <text:list-item>
          <text:p text:style-name="P41"><text:span text:style-name="T3">RDI : contient le premier argument du </text:span>system call<text:span text:style-name="T3">.</text:span></text:p>
        </text:list-item>
        <text:list-item>
          <text:p text:style-name="P41"><text:span text:style-name="T3">RSI : contient le second argument du </text:span>system call<text:span text:style-name="T3">.</text:span></text:p>
        </text:list-item>
        <text:list-item>
          <text:p text:style-name="P41"><text:span text:style-name="T3">RDX : contient le troisième argument du </text:span>system call<text:span text:style-name="T3">.</text:span></text:p>
        </text:list-item>
        <text:list-item>
          <text:p text:style-name="P41"><text:span text:style-name="T3">RCX : contient le quatrième argument du </text:span>system call<text:span text:style-name="T3">.</text:span></text:p>
        </text:list-item>
      </text:list>
      <text:p text:style-name="P3"/>
      <text:p text:style-name="P3">Une fois que tous nos registres ont été disposés correctement, l'appel au kernel se fait (sur Linux) par l'instruction :</text:p>
      <text:p text:style-name="P3"/>
      <text:p text:style-name="P8">INT 0x80</text:p>
      <text:p text:style-name="P3"/>
      <text:p text:style-name="P2"><text:span text:style-name="T3">(On peut également l'abréger par </text:span><text:span text:style-name="T23">syscall</text:span><text:span text:style-name="T3">).</text:span></text:p>
      <text:p text:style-name="P3"/>
      <text:p text:style-name="P2"><text:span text:style-name="T3">BREF, avec ces informations, essayons de coder une simple fonction "</text:span><text:span text:style-name="T23">Hello World</text:span><text:span text:style-name="T3">".</text:span></text:p>
      <text:p text:style-name="P3"/>
      <text:p text:style-name="P3"><draw:frame draw:style-name="fr3" draw:name="images3" text:anchor-type="paragraph" svg:width="13.628cm" svg:height="9.818cm" draw:z-index="2"><draw:image xlink:href="Pictures/200000070000353B000026595E7BDB86.svm" xlink:type="simple" xlink:show="embed" xlink:actuate="onLoad"/></draw:frame></text:p>
      <text:p text:style-name="P3"><text:soft-page-break/></text:p>
      <text:p text:style-name="P3">Une fois qu'on a codé ça dans le fichier hello.s, on le compile en un programme :</text:p>
      <text:p text:style-name="P3"/>
      <text:p text:style-name="P8">nasm -f elf64 hello.s -o hello.o</text:p>
      <text:p text:style-name="P8">ld -o hello hello.o</text:p>
      <text:p text:style-name="P3"/>
      <text:p text:style-name="P3">Notre output est le suivant :</text:p>
      <text:p text:style-name="P3"><draw:frame draw:style-name="fr4" draw:name="images4" text:anchor-type="paragraph" svg:x="0.152cm" svg:y="0.185cm" svg:width="5.794cm" svg:height="1.378cm" draw:z-index="3"><draw:image xlink:href="Pictures/20000007000016A3000005610EE677FA.svm" xlink:type="simple" xlink:show="embed" xlink:actuate="onLoad"/></draw:frame></text:p>
      <text:p text:style-name="P2">Remarques liées au programme :</text:p>
      <text:p text:style-name="P2"/>
      <text:p text:style-name="P16">Déclaration de variables initialisées :</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DB</text:p>
          </table:table-cell>
          <table:table-cell table:style-name="Tableau2.A1" office:value-type="string">
            <text:p text:style-name="Table_20_Contents">Define Byte</text:p>
          </table:table-cell>
          <table:table-cell table:style-name="Tableau2.A1" office:value-type="string">
            <text:p text:style-name="Table_20_Contents">allocates 1 byte</text:p>
          </table:table-cell>
        </table:table-row>
        <table:table-row>
          <table:table-cell table:style-name="Tableau2.A1" office:value-type="string">
            <text:p text:style-name="Table_20_Contents">DW</text:p>
          </table:table-cell>
          <table:table-cell table:style-name="Tableau2.A1" office:value-type="string">
            <text:p text:style-name="Table_20_Contents">Define Word</text:p>
          </table:table-cell>
          <table:table-cell table:style-name="Tableau2.A1" office:value-type="string">
            <text:p text:style-name="Table_20_Contents">allocates 2 bytes</text:p>
          </table:table-cell>
        </table:table-row>
        <table:table-row>
          <table:table-cell table:style-name="Tableau2.A1" office:value-type="string">
            <text:p text:style-name="Table_20_Contents">DD</text:p>
          </table:table-cell>
          <table:table-cell table:style-name="Tableau2.A1" office:value-type="string">
            <text:p text:style-name="Table_20_Contents">Define Doubleword</text:p>
          </table:table-cell>
          <table:table-cell table:style-name="Tableau2.A1" office:value-type="string">
            <text:p text:style-name="Table_20_Contents">allocates 4 bytes</text:p>
          </table:table-cell>
        </table:table-row>
        <table:table-row>
          <table:table-cell table:style-name="Tableau2.A1" office:value-type="string">
            <text:p text:style-name="Table_20_Contents">DQ</text:p>
          </table:table-cell>
          <table:table-cell table:style-name="Tableau2.A1" office:value-type="string">
            <text:p text:style-name="Table_20_Contents">Define Quadword</text:p>
          </table:table-cell>
          <table:table-cell table:style-name="Tableau2.A1" office:value-type="string">
            <text:p text:style-name="Table_20_Contents">allocates 8 bytes</text:p>
          </table:table-cell>
        </table:table-row>
        <table:table-row>
          <table:table-cell table:style-name="Tableau2.A1" office:value-type="string">
            <text:p text:style-name="Table_20_Contents">DT</text:p>
          </table:table-cell>
          <table:table-cell table:style-name="Tableau2.A1" office:value-type="string">
            <text:p text:style-name="Table_20_Contents">Define Ten Bytes</text:p>
          </table:table-cell>
          <table:table-cell table:style-name="Tableau2.A1" office:value-type="string">
            <text:p text:style-name="Table_20_Contents">allocates 10 bytes</text:p>
          </table:table-cell>
        </table:table-row>
      </table:table>
      <text:p text:style-name="P6"/>
      <text:p text:style-name="P3">Une variable est une adresse qui référence un tableau de 1 élément. Par exemple :</text:p>
      <text:p text:style-name="P8">var1<text:tab/>db 'y'<text:tab/>; var1 est un pointeur référençant le caractère 'y'</text:p>
      <text:p text:style-name="P3"/>
      <text:p text:style-name="P3">La variable peut cependant référencer plusieurs éléments si plusieurs opérandes ou chaînes de caractères sont présents dans sa définition :</text:p>
      <text:p text:style-name="P10">var1 dd 123,12,3 <text:tab/>;[var1] = 123, [var1+1] = 12, [var1+2] = 3</text:p>
      <text:p text:style-name="P7">var2 db ’Hi’,0xa <text:tab/>;[var2] = ’H’, [var2+1] = ’i’, [var2+2] = ’\n’ = 0xa</text:p>
      <text:p text:style-name="P11">var3 dd 255,6554 <text:tab/>;[var3] = 255, [var3+1] = 6554</text:p>
      <text:p text:style-name="P3"/>
      <text:p text:style-name="P16">Déclaration de variables non-initialisées :</text:p>
      <text:p text:style-name="P6"/>
      <table:table table:name="Tableau3" table:style-name="Tableau3">
        <table:table-column table:style-name="Tableau3.A"/>
        <table:table-column table:style-name="Tableau3.B"/>
        <table:table-row>
          <table:table-cell table:style-name="Tableau3.A1" office:value-type="string">
            <text:p text:style-name="Table_20_Contents">RESB</text:p>
          </table:table-cell>
          <table:table-cell table:style-name="Tableau3.A1" office:value-type="string">
            <text:p text:style-name="Table_20_Contents">Reserve a Byte</text:p>
          </table:table-cell>
        </table:table-row>
        <table:table-row>
          <table:table-cell table:style-name="Tableau3.A1" office:value-type="string">
            <text:p text:style-name="Table_20_Contents">RESW</text:p>
          </table:table-cell>
          <table:table-cell table:style-name="Tableau3.A1" office:value-type="string">
            <text:p text:style-name="Table_20_Contents">Reserve a Word</text:p>
          </table:table-cell>
        </table:table-row>
        <table:table-row>
          <table:table-cell table:style-name="Tableau3.A1" office:value-type="string">
            <text:p text:style-name="Table_20_Contents">RESD</text:p>
          </table:table-cell>
          <table:table-cell table:style-name="Tableau3.A1" office:value-type="string">
            <text:p text:style-name="Table_20_Contents">Reserve a Doubleword</text:p>
          </table:table-cell>
        </table:table-row>
        <table:table-row>
          <table:table-cell table:style-name="Tableau3.A1" office:value-type="string">
            <text:p text:style-name="Table_20_Contents">RESQ</text:p>
          </table:table-cell>
          <table:table-cell table:style-name="Tableau3.A1" office:value-type="string">
            <text:p text:style-name="Table_20_Contents">Reserve a Quadword</text:p>
          </table:table-cell>
        </table:table-row>
        <table:table-row>
          <table:table-cell table:style-name="Tableau3.A1" office:value-type="string">
            <text:p text:style-name="Table_20_Contents">REST</text:p>
          </table:table-cell>
          <table:table-cell table:style-name="Tableau3.A1" office:value-type="string">
            <text:p text:style-name="Table_20_Contents">Reserve a Ten Bytes</text:p>
          </table:table-cell>
        </table:table-row>
      </table:table>
      <text:p text:style-name="P6"/>
      <text:p text:style-name="P16">Utilisation de "TIMES" :</text:p>
      <text:p text:style-name="P6"/>
      <text:p text:style-name="P6">Times est utilisé pour répéter une variable (utile dans la déclaration de tableaux) :</text:p>
      <text:p text:style-name="P6"/>
      <text:p text:style-name="P15">var4<text:tab/><text:tab/>times 4 db<text:tab/>'*'<text:tab/><text:tab/>;var4 = "****"</text:p>
      <text:p text:style-name="P3"/>
      <text:p text:style-name="P3"/>
      <text:p text:style-name="P16">Calcule de la taille de la chaîne de caractères :</text:p>
      <text:p text:style-name="P6"/>
      <text:p text:style-name="P5"><text:span text:style-name="T3">$ représente le pointeur sur l'instruction courante, ici la fin de la chaîne qu'on vient de déclarer. Donc </text:span><text:span text:style-name="T23">$ - msg</text:span><text:span text:style-name="T3"> nous permet de retrouver la taille de la chaîne précédente. Le mot clé </text:span><text:span text:style-name="T23">equ</text:span><text:span text:style-name="T3"> permet de déclarer une constante.</text:span></text:p>
      <text:p text:style-name="P6"/>
      <text:p text:style-name="P6"><text:soft-page-break/></text:p>
      <text:p text:style-name="P16">Déclaration d'un programme versus déclaration d'une fonction :</text:p>
      <text:p text:style-name="P6"/>
      <text:p text:style-name="P5"><text:span text:style-name="T3">On a déclaré ici un programme, qui commence à _start. Dans le cadre du projet </text:span><text:span text:style-name="T23">libasm</text:span><text:span text:style-name="T3">, on voudrait plutôt déclarer des fonctions, qu'on pourrait ensuite utiliser dans un programme de test écrit en C. Ce qu'on fait, c'est qu'on va remplacer "</text:span><text:span text:style-name="T23">_start</text:span><text:span text:style-name="T3">" par le nom de notre fonction. Ensuite, on crée les fichiers objets avec </text:span><text:span text:style-name="T23">nasm -f elf64</text:span><text:span text:style-name="T3">. Ensuite, on crée une librairie avec </text:span><text:span text:style-name="T23">ar rcs</text:span><text:span text:style-name="T3">. Ensuite, on compile notre programme de test en C avec cette librairie (et un fichier header qui inclut les prototypes de nos fonctions écrites en assembleur).</text:span></text:p>
      <text:p text:style-name="P6"/>
      <text:p text:style-name="P6"/>
      <text:p text:style-name="P16">Utiliser les fonctions de la libc :</text:p>
      <text:p text:style-name="P3"/>
      <text:p text:style-name="P3">Pour faire une fonction identique, mais en utilisant par exemple printf, il faut plusieurs choses. D'abord, quand on utilise la libc, il faut forcément une fonction main : on va donc remplacer _start par main.</text:p>
      <text:p text:style-name="P3">Ensuite, il faut compiler avec gcc ou clang (pas ld), car ces derniers incluent par défaut la libc dans les programmes.</text:p>
      <text:p text:style-name="P3"/>
      <text:p text:style-name="P3">Ensuite, il faut déclarer la fonction printf avec extern (mot-clé qui caractérise un symbole qui n'est pas défini nulle part dans le module qui est assemblé, mais qu'on pourra trouver dans un autre module, ici la libc).</text:p>
      <text:p text:style-name="P3"/>
      <text:p text:style-name="P3">Ensuite, avant l'appelle à printf, il faut mettre rax à 0 (car RAX est censé définir le nombre de registres XMM utilisés, et qu'on en a utilisé aucun).</text:p>
      <text:p text:style-name="P3"/>
      <text:p text:style-name="P3">Enfin, à la place de notre enchaînement de sortie :</text:p>
      <text:p text:style-name="P8">MOV rax, 60</text:p>
      <text:p text:style-name="P8">MOV rdi, 0</text:p>
      <text:p text:style-name="P8">syscall</text:p>
      <text:p text:style-name="P3"/>
      <text:p text:style-name="P3">Il va simplement falloir faire un return (0) :</text:p>
      <text:p text:style-name="P8">MOV rax, 0</text:p>
      <text:p text:style-name="P8">ret</text:p>
      <text:p text:style-name="P3"/>
      <text:p text:style-name="P3">Car la librairie libc appelle automatiquement exit en sortie.</text:p>
      <text:p text:style-name="P3"/>
      <text:p text:style-name="P27"><text:span text:style-name="Source_20_Text"><text:span text:style-name="T3">section .data</text:span></text:span></text:p>
      <text:p text:style-name="Preformatted_20_Text"><text:span text:style-name="Source_20_Text"><text:s text:c="4"/>format<text:tab/>db 'Hello %s',0xa,0x0</text:span></text:p>
      <text:p text:style-name="Preformatted_20_Text"><text:span text:style-name="Source_20_Text"><text:s text:c="4"/>name<text:tab/>db 'Quentin'</text:span></text:p>
      <text:p text:style-name="Preformatted_20_Text"/>
      <text:p text:style-name="Preformatted_20_Text"><text:span text:style-name="Source_20_Text">section .text</text:span></text:p>
      <text:p text:style-name="Preformatted_20_Text"><text:span text:style-name="Source_20_Text"><text:s text:c="8"/>global main</text:span></text:p>
      <text:p text:style-name="Preformatted_20_Text"><text:span text:style-name="Source_20_Text"><text:s text:c="8"/>extern printf</text:span></text:p>
      <text:p text:style-name="Preformatted_20_Text"><text:span text:style-name="Source_20_Text"/></text:p>
      <text:p text:style-name="Preformatted_20_Text"><text:span text:style-name="Source_20_Text"><text:s text:c="4"/>main:</text:span></text:p>
      <text:p text:style-name="Preformatted_20_Text"><text:span text:style-name="Source_20_Text"><text:s text:c="8"/>; printf(format, name)</text:span></text:p>
      <text:p text:style-name="Preformatted_20_Text"><text:span text:style-name="Source_20_Text"><text:s text:c="8"/>mov rdi, format</text:span></text:p>
      <text:p text:style-name="Preformatted_20_Text"><text:span text:style-name="Source_20_Text"><text:s text:c="8"/>mov rsi, name</text:span></text:p>
      <text:p text:style-name="Preformatted_20_Text"><text:span text:style-name="Source_20_Text"><text:tab/> <text:s/>mov rax, 0</text:span></text:p>
      <text:p text:style-name="Preformatted_20_Text"><text:span text:style-name="Source_20_Text"><text:s text:c="8"/>call printf</text:span></text:p>
      <text:p text:style-name="Preformatted_20_Text"><text:span text:style-name="Source_20_Text"/></text:p>
      <text:p text:style-name="Preformatted_20_Text"><text:span text:style-name="Source_20_Text"><text:s text:c="8"/>; return 0</text:span></text:p>
      <text:p text:style-name="Preformatted_20_Text"><text:span text:style-name="Source_20_Text"><text:s text:c="8"/>mov rax, 0</text:span></text:p>
      <text:p text:style-name="P35"><text:span text:style-name="Source_20_Text"><text:s text:c="8"/>ret</text:span></text:p>
      <text:p text:style-name="P3"><text:soft-page-break/></text:p>
      <text:list xml:id="list7728762160289177435" text:style-name="L11">
        <text:list-item>
          <text:p text:style-name="P42">ARITHMETIC OPERATIONS</text:p>
        </text:list-item>
      </text:list>
      <text:p text:style-name="P4"/>
      <text:p text:style-name="P4"/>
      <text:list xml:id="list301424421784517271" text:style-name="L12">
        <text:list-item>
          <text:p text:style-name="P62"><text:span text:style-name="Source_20_Text">ADD</text:span> - integer add </text:p>
        </text:list-item>
        <text:list-item>
          <text:p text:style-name="P62"><text:span text:style-name="Source_20_Text">SUB</text:span> – substract</text:p>
        </text:list-item>
        <text:list-item>
          <text:p text:style-name="P63"><text:span text:style-name="Source_20_Text">MUL</text:span> - unsigned multiply </text:p>
        </text:list-item>
        <text:list-item>
          <text:p text:style-name="P63"><text:span text:style-name="Source_20_Text">IMUL</text:span> - signed multiply </text:p>
        </text:list-item>
        <text:list-item>
          <text:p text:style-name="P63"><text:span text:style-name="Source_20_Text">DIV</text:span> - unsigned divide </text:p>
        </text:list-item>
        <text:list-item>
          <text:p text:style-name="P63"><text:span text:style-name="Source_20_Text">IDIV</text:span> - signed divide </text:p>
        </text:list-item>
        <text:list-item>
          <text:p text:style-name="P63"><text:span text:style-name="Source_20_Text">INC</text:span> - increment </text:p>
        </text:list-item>
        <text:list-item>
          <text:p text:style-name="P63"><text:span text:style-name="Source_20_Text">DEC</text:span> - decrement </text:p>
        </text:list-item>
        <text:list-item>
          <text:p text:style-name="P59"><text:span text:style-name="Source_20_Text">NEG</text:span> - negate </text:p>
        </text:list-item>
      </text:list>
      <text:p text:style-name="P3"/>
      <text:p text:style-name="P3"/>
      <text:list xml:id="list5457903348543379466" text:style-name="L13">
        <text:list-item>
          <text:p text:style-name="P43">CONDITIONS AND JUMPS</text:p>
        </text:list-item>
      </text:list>
      <text:p text:style-name="P2"/>
      <text:p text:style-name="P3">Une comparaison en langage assembleur est relativement simple :</text:p>
      <text:p text:style-name="P3"><text:span text:style-name="Source_20_Text"/></text:p>
      <text:p text:style-name="P35"><text:span text:style-name="Source_20_Text"><text:span text:style-name="T26">cmp rax, 50<text:tab/><text:tab/>;compare rax with 50</text:span></text:span></text:p>
      <text:p text:style-name="P3">Cependant, en l'état cette comparaison ne fait rien du tout, le résultat n'est pas utilisé. Il faut combiner cette instruction avec une instruction de saut conditionnel :</text:p>
      <text:p text:style-name="P26"/>
      <text:list xml:id="list6481746792067214604" text:style-name="L14">
        <text:list-item>
          <text:p text:style-name="P61"><text:span text:style-name="Source_20_Text"><text:span text:style-name="T3">JE</text:span></text:span><text:span text:style-name="T3"> - if equal</text:span></text:p>
        </text:list-item>
        <text:list-item>
          <text:p text:style-name="P61"><text:span text:style-name="Source_20_Text"><text:span text:style-name="T3">JZ</text:span></text:span><text:span text:style-name="T3"> - if zero</text:span></text:p>
        </text:list-item>
        <text:list-item>
          <text:p text:style-name="P61"><text:span text:style-name="Source_20_Text">JNE</text:span> - if not equal </text:p>
        </text:list-item>
        <text:list-item>
          <text:p text:style-name="P61"><text:span text:style-name="Source_20_Text">JNZ</text:span> - if not zero </text:p>
        </text:list-item>
        <text:list-item>
          <text:p text:style-name="P61"><text:span text:style-name="Source_20_Text">JG</text:span> - if first operand is greater than second </text:p>
        </text:list-item>
        <text:list-item>
          <text:p text:style-name="P61"><text:span text:style-name="Source_20_Text">JGE</text:span> - if first operand is greater or equal to second </text:p>
        </text:list-item>
        <text:list-item>
          <text:p text:style-name="P61"><text:span text:style-name="Source_20_Text">JA</text:span> - the same that JG, but performs unsigned comparison </text:p>
        </text:list-item>
        <text:list-item>
          <text:p text:style-name="P61"><text:span text:style-name="T22">JL</text:span> - performs a signed comparison jump after a cmp if the destination operand is less than the source operand.</text:p>
        </text:list-item>
        <text:list-item>
          <text:p text:style-name="P58"><text:span text:style-name="Source_20_Text">JAE</text:span> - the same that JGE, but performs unsigned comparison </text:p>
        </text:list-item>
      </text:list>
      <text:p text:style-name="P3"/>
      <text:p text:style-name="P3">Il existe aussi une instruction de saut inconditionnel : <text:span text:style-name="T24">JMP</text:span>.</text:p>
      <text:p text:style-name="P3"/>
      <text:p text:style-name="P3">Exemple d'application avec une fonction simple qui prend deux nombres, et vérifie si la somme de ces nombres est bien égale à 150 :</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9">section <text:span text:style-name="T28">.data</text:span></text:p>
      <text:p text:style-name="Preformatted_20_Text"><text:s text:c="8"/>num1 <text:s text:c="3"/>equ <text:span text:style-name="T30">100</text:span></text:p>
      <text:p text:style-name="Preformatted_20_Text"><text:s text:c="8"/>num2 <text:s text:c="3"/>equ <text:span text:style-name="T30">50</text:span></text:p>
      <text:p text:style-name="Preformatted_20_Text"><text:s text:c="8"/>msg <text:s text:c="4"/>db <text:s/><text:span text:style-name="T30">"The sum is correct"</text:span>,0xa</text:p>
      <text:p text:style-name="Preformatted_20_Text"><text:s text:c="8"/>len <text:s text:c="4"/>equ <text:span text:style-name="T30">$</text:span> - msg</text:p>
      <text:p text:style-name="Preformatted_20_Text"/>
      <text:p text:style-name="Preformatted_20_Text">section <text:span text:style-name="T28">.text</text:span></text:p>
      <text:p text:style-name="Preformatted_20_Text"><text:s text:c="4"/>global <text:s/>compare</text:p>
      <text:p text:style-name="Preformatted_20_Text"><text:s text:c="4"/>compare:</text:p>
      <text:p text:style-name="Preformatted_20_Text"><text:s text:c="8"/>MOV rax, num1<text:tab/>;First number in RAX</text:p>
      <text:p text:style-name="Preformatted_20_Text"><text:span text:style-name="T32"><text:s text:c="8"/></text:span><text:span text:style-name="T33">ADD</text:span> rax, num2<text:tab/>;Adding the second</text:p>
      <text:p text:style-name="Preformatted_20_Text"><text:s text:c="8"/>CMP rax, <text:span text:style-name="T30">150<text:tab/>;</text:span><text:span text:style-name="T34">Comparing with 150</text:span></text:p>
      <text:p text:style-name="Preformatted_20_Text"><text:s text:c="8"/>JE <text:s/><text:span text:style-name="T28">.display</text:span></text:p>
      <text:p text:style-name="Preformatted_20_Text"><text:s text:c="8"/>JMP <text:span text:style-name="T28">.exit</text:span></text:p>
      <text:p text:style-name="Preformatted_20_Text"><text:s text:c="4"/></text:p>
      <text:p text:style-name="Preformatted_20_Text"><text:s text:c="4"/><text:span text:style-name="T28">.display</text:span>:</text:p>
      <text:p text:style-name="Preformatted_20_Text"><text:s text:c="8"/>MOV rax, <text:span text:style-name="T30">1</text:span></text:p>
      <text:p text:style-name="Preformatted_20_Text"><text:s text:c="8"/>MOV rdi, <text:span text:style-name="T30">1</text:span></text:p>
      <text:p text:style-name="Preformatted_20_Text"><text:s text:c="8"/>MOV rsi, msg</text:p>
      <text:p text:style-name="Preformatted_20_Text"><text:s text:c="8"/>MOV rdx, len</text:p>
      <text:p text:style-name="Preformatted_20_Text"><text:s text:c="8"/>syscall</text:p>
      <text:p text:style-name="Preformatted_20_Text"><text:s text:c="8"/>JMP <text:span text:style-name="T28">.exit</text:span></text:p>
      <text:p text:style-name="Preformatted_20_Text"><text:s text:c="4"/></text:p>
      <text:p text:style-name="Preformatted_20_Text"><text:s text:c="4"/><text:span text:style-name="T28">.exit</text:span>:</text:p>
      <text:p text:style-name="Preformatted_20_Text"><text:s text:c="8"/>MOV rax, <text:span text:style-name="T30">60</text:span></text:p>
      <text:p text:style-name="Preformatted_20_Text"><text:s text:c="8"/>MOV rdi, <text:span text:style-name="T30">0</text:span></text:p>
      <text:p text:style-name="P35"><text:s text:c="8"/>syscall</text:p>
      <text:p text:style-name="P27"/>
      <text:p text:style-name="P27"/>
      <text:list xml:id="list1197335108927713823" text:style-name="L15">
        <text:list-item>
          <text:p text:style-name="P44">UTILISATION DE LA PILE</text:p>
        </text:list-item>
      </text:list>
      <text:p text:style-name="P3"/>
      <text:p text:style-name="P3">La pile est un espace de stockage. Le registre RSP indique le haut de la pile. Le registre RBP indique le bas de la current stack frame. On peut utiliser la pile de deux façons :</text:p>
      <text:p text:style-name="P3"/>
      <text:p text:style-name="P3">&gt; La première, et la plus simple, est de sauvegarder les valeurs de certains registres. En effet, on a "seulement" un nombre limité de registres, et parfois on va devoir se servir de la stack comme un espace de stockage supplémentaire :</text:p>
      <text:p text:style-name="P3"/>
      <text:p text:style-name="P10">push eax<text:tab/><text:tab/>;sauvegarde de la valeur de eax en haut de la pile</text:p>
      <text:p text:style-name="P12"><text:tab/><text:tab/><text:tab/>;Pile : [ESP] = valeur de eax (4 octets), ESP+4 = EBP</text:p>
      <text:p text:style-name="P12"/>
      <text:p text:style-name="P12">push ebx<text:tab/><text:tab/>;sauvegarde de la valeur de ebx en haut de la pile</text:p>
      <text:p text:style-name="P12"><text:tab/><text:tab/><text:tab/>;Pile : [ESP] = valeur de ebx, [ESP+4] = valeur de eax</text:p>
      <text:p text:style-name="P12"/>
      <text:p text:style-name="P12">;;</text:p>
      <text:p text:style-name="P12">instructions utilisant eax et ebx</text:p>
      <text:p text:style-name="P12">;;</text:p>
      <text:p text:style-name="P12"/>
      <text:p text:style-name="P12">pop ebx<text:tab/><text:tab/>;dépile [ESP] dans ebx et décale ESP,</text:p>
      <text:p text:style-name="P12"><text:tab/><text:tab/><text:tab/>;Etat pile : [ESP] = valeur de eax (4 octets)</text:p>
      <text:p text:style-name="P12"/>
      <text:p text:style-name="P12">pop eax<text:tab/><text:tab/>;dépile [ESP] dans eax et d´ecale ESP</text:p>
      <text:p text:style-name="P13"><text:span text:style-name="T25"><text:tab/><text:tab/><text:tab/></text:span><text:span text:style-name="T36">;État pile : ESP = EBP</text:span></text:p>
      <text:p text:style-name="P3"/>
      <text:p text:style-name="P3">&gt; La seconde, un peu plus complexe, est de servir de cadre à l'appel d'une fonction (instruction <text:soft-page-break/>CALL) : on crée une stack frame qui va contenir l'adresse de retour, le saved EBP, et les arguments locaux de la fonction.</text:p>
      <text:p text:style-name="P3"/>
      <text:p text:style-name="P3">Dans l'ordre :</text:p>
      <text:p text:style-name="P3"/>
      <text:p text:style-name="P3">Au début, EBP = ESP.</text:p>
      <text:p text:style-name="P3"/>
      <text:p text:style-name="P3">La fonction appelante empile les arguments de la fonction appelée sur la stack (voir les deux PUSH):</text:p>
      <text:p text:style-name="P3"/>
      <text:p text:style-name="P3"><draw:frame draw:style-name="fr2" draw:name="images18" text:anchor-type="paragraph" svg:width="16.999cm" svg:height="1.15cm" draw:z-index="4"><draw:image xlink:href="Pictures/2000000700007285000007C12801EC2B.svm" xlink:type="simple" xlink:show="embed" xlink:actuate="onLoad"/></draw:frame></text:p>
      <text:p text:style-name="P3">L'instruction CALL est ensuite appelée, ce qui :</text:p>
      <text:list xml:id="list9190840161445860117" text:style-name="L16">
        <text:list-item>
          <text:list>
            <text:list-item>
              <text:p text:style-name="P48">Empile sur la stack l'adresse de retour suivant immédiatement le CALL.</text:p>
            </text:list-item>
            <text:list-item>
              <text:p text:style-name="P48">Fait sauter EIP au code de la fonction appelée.</text:p>
            </text:list-item>
          </text:list>
        </text:list-item>
      </text:list>
      <text:p text:style-name="P3"/>
      <text:p text:style-name="P3">A cette étape, ESP est au-dessus des arguments et de l'adresse de retour.</text:p>
      <text:p text:style-name="P3"/>
      <text:p text:style-name="P3">Dans le prologue de la fonction appelante, on a en général le prologue de fonction suivant :</text:p>
      <text:p text:style-name="P25">&gt; "<text:span text:style-name="T22">PUSH EBP</text:span>"</text:p>
      <text:p text:style-name="P25">&gt; "<text:span text:style-name="T22">MOV EBP, ESP</text:span>"</text:p>
      <text:p text:style-name="P25">&gt; "<text:span text:style-name="T22">SUB ESP, &lt;something&gt;</text:span>"</text:p>
      <text:p text:style-name="P20"/>
      <text:p text:style-name="P20">On sauvegarde la valeur précédente d'EBP (avant les arguments et l'adresse de retour). On aligne EBP à ESP, pour qu'il se trouve juste au dessus du [Saved EBP – Saved Return Pointer – Arguments]. On fait monter ESP pour faire de la place aux variables locales.</text:p>
      <text:p text:style-name="P20"/>
      <text:p text:style-name="P20">La fonction appelante place ses variables locales sur la stack, dans l'espace ménagé. Elle s'exécute. Ensuite, on arrive à l'épilogue de fonction qui permet de clean la stack et de retourner à l'adresse de retour :</text:p>
      <text:p text:style-name="P20"/>
      <text:p text:style-name="P20">&gt; "<text:span text:style-name="T24">MOV ESP, EBP</text:span>"</text:p>
      <text:p text:style-name="P20">&gt; "<text:span text:style-name="T24">POP EBP</text:span>"</text:p>
      <text:p text:style-name="P20">&gt; "<text:span text:style-name="T24">RET</text:span>"</text:p>
      <text:p text:style-name="P20"/>
      <text:p text:style-name="P20">On retourne ESP à notre EBP, juste au dessus du [Saved EBP – Saved Return Pointer – Arguments]. Notre POP EBP permet de désempiler la valeur sauvegardée d'EBP, et de la stocker dans EBP, qui adopte donc sa valeur précédente (en dessous des arguments).</text:p>
      <text:p text:style-name="P20">RET permet de POP EIP : on désempile l'adresse de retour, en la stockant dans EIP, qui pointe donc sur la suite de la fonction appelante.</text:p>
      <text:p text:style-name="P20"/>
      <text:p text:style-name="P20">C'est ensuite le travail de la fonction appelante de POP les arguments qu'elle a mis sur la pile. Si tous les arguments sont POP, ESP = EBP, la stack revient à son état initial.</text:p>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images5" text:anchor-type="paragraph" svg:width="16.999cm" svg:height="9.467cm" draw:z-index="5"><draw:image xlink:href="Pictures/20000007000045F9000026F898EA5657.svm" xlink:type="simple" xlink:show="embed" xlink:actuate="onLoad"/></draw:frame></text:p>
      <text:p text:style-name="P3"/>
      <text:p text:style-name="P3">Exemple d'une fonction affichant un message dans une fonction grâce à des arguments passés par la stack :</text:p>
      <text:p text:style-name="P3"/>
      <text:p text:style-name="P29">section <text:span text:style-name="T28">.data</text:span></text:p>
      <text:p text:style-name="Preformatted_20_Text"><text:s text:c="8"/>msg1 <text:s text:c="3"/>db <text:span text:style-name="T30">"I am in the test function !"</text:span>,0xa</text:p>
      <text:p text:style-name="Preformatted_20_Text"><text:s text:c="8"/>len1 <text:s text:c="3"/>equ <text:span text:style-name="T30">$</text:span> - msg1</text:p>
      <text:p text:style-name="Preformatted_20_Text"><text:s text:c="8"/>msg2 <text:s text:c="3"/>db <text:span text:style-name="T30">"We're AFTER the function !!"</text:span>,0xa</text:p>
      <text:p text:style-name="Preformatted_20_Text"><text:s text:c="8"/>len2 <text:s text:c="3"/>equ <text:span text:style-name="T30">$</text:span> - msg2</text:p>
      <text:p text:style-name="Preformatted_20_Text"/>
      <text:p text:style-name="Preformatted_20_Text">section <text:span text:style-name="T28">.text</text:span></text:p>
      <text:p text:style-name="Preformatted_20_Text"><text:s text:c="4"/>global <text:s/>stack_test</text:p>
      <text:p text:style-name="Preformatted_20_Text"><text:s text:c="4"/>stack_test:</text:p>
      <text:p text:style-name="Preformatted_20_Text"><text:s text:c="8"/><text:span text:style-name="T37">;; Push arguments of function on the stack, then calling function</text:span></text:p>
      <text:p text:style-name="Preformatted_20_Text"><text:span text:style-name="T32"><text:s text:c="8"/></text:span><text:span text:style-name="T33">push</text:span> msg1</text:p>
      <text:p text:style-name="Preformatted_20_Text"><text:span text:style-name="T32"><text:s text:c="8"/></text:span><text:span text:style-name="T33">push</text:span> len1</text:p>
      <text:p text:style-name="Preformatted_20_Text"><text:span text:style-name="T32"><text:s text:c="8"/></text:span><text:span text:style-name="T33">call</text:span> <text:span text:style-name="T28">.display</text:span></text:p>
      <text:p text:style-name="P31"/>
      <text:p text:style-name="Preformatted_20_Text"><text:s text:c="8"/><text:span text:style-name="T37">;; Popping the two arguments we pushed on stack as arguments</text:span></text:p>
      <text:p text:style-name="Preformatted_20_Text"><text:span text:style-name="T32"><text:s text:c="8"/></text:span><text:span text:style-name="T33">pop</text:span> rax</text:p>
      <text:p text:style-name="Preformatted_20_Text"><text:span text:style-name="T32"><text:s text:c="8"/></text:span><text:span text:style-name="T33">pop</text:span> rax</text:p>
      <text:p text:style-name="Preformatted_20_Text"/>
      <text:p text:style-name="Preformatted_20_Text"><text:s text:c="8"/><text:span text:style-name="T37">;; Displaying the </text:span><text:span text:style-name="T31">"after function"</text:span><text:span text:style-name="T37"> message and exiting</text:span></text:p>
      <text:p text:style-name="Preformatted_20_Text"><text:s text:c="8"/>mov rax, <text:span text:style-name="T30">1</text:span></text:p>
      <text:p text:style-name="Preformatted_20_Text"><text:s text:c="8"/>mov rdi, <text:span text:style-name="T30">1</text:span></text:p>
      <text:p text:style-name="Preformatted_20_Text"><text:s text:c="8"/>mov rsi, msg2</text:p>
      <text:p text:style-name="Preformatted_20_Text"><text:s text:c="8"/>mov rdx, len2</text:p>
      <text:p text:style-name="Preformatted_20_Text"><text:s text:c="8"/>syscall</text:p>
      <text:p text:style-name="Preformatted_20_Text"><text:s text:c="8"/>jmp <text:span text:style-name="T28">.exit</text:span></text:p>
      <text:p text:style-name="Preformatted_20_Text"><text:s text:c="4"/></text:p>
      <text:p text:style-name="Preformatted_20_Text"><text:s text:c="4"/><text:span text:style-name="T28">.display</text:span>:</text:p>
      <text:p text:style-name="Preformatted_20_Text"><text:s text:c="8"/><text:span text:style-name="T37">;; Saving old RBP on stack, and moving RSP to RBP</text:span></text:p>
      <text:p text:style-name="Preformatted_20_Text"><text:span text:style-name="T32"><text:s text:c="8"/></text:span><text:span text:style-name="T33">push</text:span> rbp</text:p>
      <text:p text:style-name="Preformatted_20_Text"><text:s text:c="8"/>mov rbp, rsp</text:p>
      <text:p text:style-name="Preformatted_20_Text"><text:s text:c="8"/></text:p>
      <text:p text:style-name="P32"><text:tab/> <text:s/>;; Displaying our message from arguments on the stack</text:p>
      <text:p text:style-name="Preformatted_20_Text"><text:soft-page-break/><text:span text:style-name="T37"><text:tab/> <text:s/></text:span><text:span text:style-name="T35">mov rax, 1</text:span></text:p>
      <text:p text:style-name="Preformatted_20_Text"><text:s text:c="8"/>mov rdi, <text:span text:style-name="T30">1</text:span></text:p>
      <text:p text:style-name="Preformatted_20_Text"><text:s text:c="8"/>mov rsi, [rbp+<text:span text:style-name="T30">24</text:span>]</text:p>
      <text:p text:style-name="Preformatted_20_Text"><text:s text:c="8"/>mov rdx, [rbp+<text:span text:style-name="T30">16</text:span>]</text:p>
      <text:p text:style-name="Preformatted_20_Text"><text:s text:c="8"/>syscall</text:p>
      <text:p text:style-name="Preformatted_20_Text"><text:s text:c="8"/><text:span text:style-name="T37">;; Cleaning and updating RBP</text:span></text:p>
      <text:p text:style-name="Preformatted_20_Text"><text:s text:c="8"/>mov rsp, rbp</text:p>
      <text:p text:style-name="Preformatted_20_Text"><text:span text:style-name="T32"><text:s text:c="8"/></text:span><text:span text:style-name="T33">pop</text:span> rbp</text:p>
      <text:p text:style-name="P30"><text:s text:c="8"/><text:span text:style-name="T1">ret</text:span></text:p>
      <text:p text:style-name="Preformatted_20_Text"><text:s text:c="4"/></text:p>
      <text:p text:style-name="Preformatted_20_Text"><text:s text:c="4"/><text:span text:style-name="T28">.exit</text:span>:</text:p>
      <text:p text:style-name="Preformatted_20_Text"><text:s text:c="8"/>MOV rax, <text:span text:style-name="T30">60</text:span></text:p>
      <text:p text:style-name="Preformatted_20_Text"><text:s text:c="8"/>MOV rdi, <text:span text:style-name="T30">0</text:span></text:p>
      <text:p text:style-name="P35"><text:s text:c="8"/>syscall</text:p>
      <text:p text:style-name="P3">On voit ici toutes les étapes décrites ci-dessus (sans l'utilisation de variables locales) :</text:p>
      <text:p text:style-name="P3">&gt; Le caller <text:span text:style-name="T2">push </text:span>les arguments sur la stack puis appelle la fonction. La stack ressemble à ça :</text:p>
      <text:p text:style-name="P3"/>
      <text:p text:style-name="P3"><draw:frame draw:style-name="fr3" draw:name="images6" text:anchor-type="paragraph" svg:width="9.559cm" svg:height="4.708cm" draw:z-index="6"><draw:image xlink:href="Pictures/2000000700004C2D000025855445E1FD.svm" xlink:type="simple" xlink:show="embed" xlink:actuate="onLoad"/></draw:frame></text:p>
      <text:p text:style-name="P3">&gt; Le callee push RBP sur la stack, et aligne RSP à RBP. Normalement on devrait ensuite soustraire une valeur à RSP pour faire de la place aux variables locales, mais là on en a aucune.</text:p>
      <text:p text:style-name="P3"/>
      <text:p text:style-name="P3"><draw:frame draw:style-name="fr3" draw:name="images7" text:anchor-type="paragraph" svg:width="9.664cm" svg:height="4.741cm" draw:z-index="7"><draw:image xlink:href="Pictures/2000000700005123000027CB0F5DE04D.svm" xlink:type="simple" xlink:show="embed" xlink:actuate="onLoad"/></draw:frame></text:p>
      <text:p text:style-name="P3">&gt; On affiche nos arguments sur la stack en se référant à RBP (c'est son utilité principale, de permettre d'accéder aux arguments et variables locales sur la stack).</text:p>
      <text:p text:style-name="P3"/>
      <text:p text:style-name="P3">&gt; On remet RSP à RBP (ce qui, ici, ne fait rien car pas de variables locales), puis on POP RBP : cela donne la valeur de Old RBP à RBP et désempile Old RBP :</text:p>
      <text:p text:style-name="P3"/>
      <text:p text:style-name="P3"><draw:frame draw:style-name="fr1" draw:name="images8" text:anchor-type="paragraph" svg:width="7.691cm" svg:height="3.639cm" draw:z-index="8"><draw:image xlink:href="Pictures/2000000700004B59000023A93C2B5B3B.svm" xlink:type="simple" xlink:show="embed" xlink:actuate="onLoad"/></draw:frame><text:soft-page-break/></text:p>
      <text:p text:style-name="P3"/>
      <text:p text:style-name="P3">&gt; On appelle l'instruction RET, qui n'est rien d'autre qu'un POP RIP, ce qui donne à RIP la valeur de l'adresse de retour et désempile cette dernière :</text:p>
      <text:p text:style-name="P3"/>
      <text:p text:style-name="P3"><draw:frame draw:style-name="fr3" draw:name="images9" text:anchor-type="paragraph" svg:width="10.282cm" svg:height="3.53cm" draw:z-index="9"><draw:image xlink:href="Pictures/2000000700004C2D00001A272E666DF1.svm" xlink:type="simple" xlink:show="embed" xlink:actuate="onLoad"/></draw:frame></text:p>
      <text:p text:style-name="P3">&gt; Enfin, le caller désempile len et msg1 par deux appels à POP RAX.</text:p>
      <text:p text:style-name="P3"/>
      <text:p text:style-name="P3"/>
      <text:p text:style-name="P3">REMARQUE :</text:p>
      <text:list xml:id="list351200399948498133" text:style-name="L17">
        <text:list-item>
          <text:p text:style-name="P49">msg1 ne prend bien qu'une case mémoire. Quand on fait push msg1, on place sur la pile un pointeur renvoyant sur la chaîne de caractère qui se trouve autre part en mémoire.</text:p>
        </text:list-item>
      </text:list>
      <text:p text:style-name="P3"/>
      <text:list xml:id="list4058624132569952053" text:style-name="L18">
        <text:list-item>
          <text:p text:style-name="P50">En 64 bits, on place sur la pile <text:span text:style-name="T2">des registres qui font 8 octets (64 bits)</text:span>. Souvent ils seront trop grands pour les variables qu'ils contiennent, mais ils sont remplis de 0x000... qui sont également placés sur la pile. Il faut garder cela en tête lorsqu'on tente d'accéder aux variables sur la pile.</text:p>
        </text:list-item>
      </text:list>
      <text:p text:style-name="P3"/>
      <text:list xml:id="list7421706931287387705" text:style-name="L19">
        <text:list-item>
          <text:p text:style-name="P51">Pour mettre des variables locales sur la pile une fois qu'on a fait de la place avec ESP : <text:a xlink:type="simple" xlink:href="https://stackoverflow.com/questions/4308021/push-local-variables" text:style-name="Internet_20_link" text:visited-style-name="Visited_20_Internet_20_Link">https://stackoverflow.com/questions/4308021/push-local-variables</text:a></text:p>
        </text:list-item>
      </text:list>
      <text:p text:style-name="P3"/>
      <text:p text:style-name="P3"/>
      <text:p text:style-name="P3"/>
      <text:list xml:id="list4897800623879266496" text:style-name="L20">
        <text:list-item>
          <text:p text:style-name="P45">STRING OPERATIONS</text:p>
        </text:list-item>
      </text:list>
      <text:p text:style-name="P3"/>
      <text:p text:style-name="P3">&gt; <text:span text:style-name="T24">lodsb / lodsw</text:span> :</text:p>
      <text:p text:style-name="P3">Loads byte (1 octet) or word (2 octets) at address [rsi] into AL, and increment rsi (of 1 for b, 2 for w).</text:p>
      <text:p text:style-name="P29"><text:span text:style-name="Source_20_Text"/></text:p>
      <text:p text:style-name="P29"><text:span text:style-name="Source_20_Text"/></text:p>
      <text:p text:style-name="Preformatted_20_Text"><text:span text:style-name="Source_20_Text">cmp byte [rsi], 0<text:tab/><text:tab/><text:tab/><text:tab/></text:span><text:span text:style-name="Source_20_Text"><text:span text:style-name="T3">;check is it end of string</text:span></text:span></text:p>
      <text:p text:style-name="Preformatted_20_Text"><text:span text:style-name="Source_20_Text">je exitFromRoutine<text:tab/><text:tab/><text:tab/>;if yes exit from function</text:span></text:p>
      <text:p text:style-name="Preformatted_20_Text"><text:span text:style-name="Source_20_Text">lodsb<text:tab/><text:tab/><text:tab/><text:tab/><text:tab/><text:tab/>;load byte from rsi to al and inc rsi</text:span></text:p>
      <text:p text:style-name="Preformatted_20_Text"><text:span text:style-name="Source_20_Text">push rax<text:tab/><text:tab/><text:tab/><text:tab/><text:tab/>;push symbol to stack</text:span></text:p>
      <text:p text:style-name="Preformatted_20_Text"><text:span text:style-name="Source_20_Text">inc rcx<text:tab/><text:tab/><text:tab/><text:tab/><text:tab/>;increase counter</text:span></text:p>
      <text:p text:style-name="P3"/>
      <text:p text:style-name="P3"/>
      <text:p text:style-name="P3">&gt; <text:span text:style-name="T24">rep</text:span> :</text:p>
      <text:p text:style-name="P4"><text:span text:style-name="T3">Repeat string operations : "</text:span><text:span text:style-name="T8">Repeats a string instruction the number of times specified in the count </text:span><text:soft-page-break/><text:span text:style-name="T8">register (RCX) or until the indicated condition of the ZF flag is no longer met</text:span>".</text:p>
      <text:p text:style-name="P3"/>
      <text:p text:style-name="P3"/>
      <text:p text:style-name="P3"><draw:frame draw:style-name="fr3" draw:name="images10" text:anchor-type="paragraph" svg:width="15.057cm" svg:height="1.984cm" draw:z-index="10"><draw:image xlink:href="Pictures/2000000700003AD0000007C1CADBAB51.svm" xlink:type="simple" xlink:show="embed" xlink:actuate="onLoad"/></draw:frame></text:p>
      <text:p text:style-name="P3">A chaque instruction, RCX est décrémenté.</text:p>
      <text:p text:style-name="P3"/>
      <text:p text:style-name="P3">&gt; <text:span text:style-name="T24">scas</text:span> :</text:p>
      <text:p text:style-name="P3">Compares the byte (<text:span text:style-name="T24">scasb</text:span>), word (<text:span text:style-name="T24">scasw</text:span>), or double word (<text:span text:style-name="T24">scasd</text:span>) specified with the memory operand (<text:span text:style-name="T24">[rdi]</text:span> if none provided) with the value in the AL register. Sets the flags accordingly, with the result of the comparison (for example ZF flag to 1 if comparison is true).</text:p>
      <text:p text:style-name="P3">RDI is incremented after the comparison.</text:p>
      <text:p text:style-name="P3"/>
      <text:p text:style-name="P3"/>
      <text:p text:style-name="P3">Exemple combinant <text:span text:style-name="T24">rep</text:span> et <text:span text:style-name="T24">scas</text:span> :</text:p>
      <text:p text:style-name="P3"/>
      <text:p text:style-name="P8">my_strlen:</text:p>
      <text:p text:style-name="P8"><text:s text:c="8"/>mov rcx, -1</text:p>
      <text:p text:style-name="P8"><text:s text:c="8"/>mov rsi, rdi<text:tab/><text:tab/>;backup rdi</text:p>
      <text:p text:style-name="P8"><text:s text:c="8"/>mov al, 0<text:tab/><text:tab/>;scans will compare byte with \0</text:p>
      <text:p text:style-name="P8"><text:s text:c="8"/>repne scasb <text:s/><text:tab/><text:tab/>;while scasb doesn't find \0 in [rdi], repeat</text:p>
      <text:p text:style-name="P8"><text:s text:c="8"/>sub rdi, rsi <text:tab/><text:tab/>;rsi points to beginning of the string, rdi to <text:tab/><text:tab/><text:tab/><text:tab/><text:tab/>the \0</text:p>
      <text:p text:style-name="P8"><text:s text:c="8"/>dec rdi <text:s text:c="5"/><text:tab/><text:tab/>;don't count the \0 in the string length</text:p>
      <text:p text:style-name="P8"><text:s text:c="8"/>mov rax, rdi <text:tab/><text:tab/>;return the count through eax</text:p>
      <text:p text:style-name="P8"><text:s text:c="8"/>ret</text:p>
      <text:p text:style-name="P3"/>
      <text:p text:style-name="P3">On voit qu'on met <text:span text:style-name="T24">rcx</text:span> à -1 au début, sinon il sera décrémenté par chaque appel à <text:span text:style-name="T24">repne</text:span>, et la boucle s'arrêtera potentiellement avant qu'on ait trouvé le \0 de fin de chaîne. Là il part dans les négatifs, il ne sera jamais égal à 0.</text:p>
      <text:p text:style-name="P3"/>
      <text:p text:style-name="P3">&gt; <text:span text:style-name="T24">cld</text:span> :</text:p>
      <text:p text:style-name="P4"><text:span text:style-name="T3">Clears the direction flag. W</text:span>hen the direction flag is 0, the instructions work by incrementing the pointer to the data after every iteration (RSI pour lods, RDI pour scas par exemple). If the flag isn't 0, those variables are decremented instead.</text:p>
      <text:p text:style-name="P4"/>
      <text:p text:style-name="P4"/>
      <text:p text:style-name="P4">&gt; <text:span text:style-name="T24">movsb</text:span> :</text:p>
      <text:p text:style-name="P4">Moves the byte, word, or doubleword specified pointed to by RDI, and puts it in the location pointed to by RSI. Increments RDI and RSI.</text:p>
      <text:p text:style-name="P3"/>
      <text:p text:style-name="P3"/>
      <text:p text:style-name="P3"/>
      <text:p text:style-name="P3"/>
      <text:p text:style-name="P3"/>
      <text:p text:style-name="P3"/>
      <text:p text:style-name="P3"/>
      <text:p text:style-name="P3"/>
      <text:p text:style-name="P3"/>
      <text:p text:style-name="P3"/>
      <text:p text:style-name="P2"><text:soft-page-break/>SHELLCODES</text:p>
      <text:p text:style-name="P3"/>
      <text:p text:style-name="P2"><text:a xlink:type="simple" xlink:href="https://www.kali-linux.fr/hacking/shellcodes-debutant" text:style-name="Internet_20_link" text:visited-style-name="Visited_20_Internet_20_Link"><text:span text:style-name="T3">https://www.kali-linux.fr/hacking/shellcodes-debutant</text:span></text:a></text:p>
      <text:p text:style-name="P3"/>
      <text:p text:style-name="P3">Prenons un programme assembleur classique, qui affiche "Hello World!\n", puis quitte le programme :</text:p>
      <text:p text:style-name="P3"/>
      <text:p text:style-name="P27"><text:span text:style-name="T3">section </text:span><text:span text:style-name="T29">.data</text:span></text:p>
      <text:p text:style-name="Preformatted_20_Text"><text:s text:c="8"/>msg <text:s text:c="4"/>db <text:span text:style-name="T30">"Hello World!"</text:span>,0xa</text:p>
      <text:p text:style-name="Preformatted_20_Text"/>
      <text:p text:style-name="Preformatted_20_Text">section <text:span text:style-name="T28">.text</text:span></text:p>
      <text:p text:style-name="Preformatted_20_Text"><text:s text:c="4"/>global <text:s/>_start</text:p>
      <text:p text:style-name="Preformatted_20_Text"><text:s text:c="4"/>_start:</text:p>
      <text:p text:style-name="Preformatted_20_Text"><text:s text:c="8"/>mov rax, <text:span text:style-name="T30">1</text:span></text:p>
      <text:p text:style-name="Preformatted_20_Text"><text:s text:c="8"/>mov rdi, <text:span text:style-name="T30">1</text:span></text:p>
      <text:p text:style-name="Preformatted_20_Text"><text:s text:c="8"/>mov rsi, msg</text:p>
      <text:p text:style-name="Preformatted_20_Text"><text:s text:c="8"/>mov rdx, <text:span text:style-name="T30">13</text:span></text:p>
      <text:p text:style-name="Preformatted_20_Text"><text:s text:c="8"/>syscall</text:p>
      <text:p text:style-name="Preformatted_20_Text"><text:s text:c="8"/>mov rax, <text:span text:style-name="T30">60</text:span></text:p>
      <text:p text:style-name="Preformatted_20_Text"><text:s text:c="8"/>mov rdi, <text:span text:style-name="T30">0</text:span></text:p>
      <text:p text:style-name="P35"><text:s text:c="8"/>syscall</text:p>
      <text:p text:style-name="P3">On le compile normalement :</text:p>
      <text:p text:style-name="P8">nasm hello.s -f elf64 -o hello.o &amp;&amp; ld -o hello hello.o</text:p>
      <text:p text:style-name="P3"/>
      <text:p text:style-name="P2"><text:span text:style-name="T3">Ce qu'il se passe en réalité à l'étape de la compilation, c'est que le compilateur va traduire chacune de nos instructions en </text:span>OPCODES<text:span text:style-name="T3">, ces OPCODES se trouvant dans la mémoire principale (section .text normalement). L'ordinateur est capable de lire et d'exécuter ces </text:span>OPCODES<text:span text:style-name="T3">, car ils sont écrits en binaires (souvent représentés en hexadécimal pour qu'on puisse les lire plus facilement).</text:span></text:p>
      <text:p text:style-name="P3"/>
      <text:p text:style-name="P2"><text:span text:style-name="T3">Par exemple, lorsque le compilateur tombe sur l'instruction : </text:span><text:span text:style-name="T23">push 20</text:span><text:span text:style-name="T3">, il va la traduire, sur des systèmes x86, par l'OPCODE </text:span><text:span text:style-name="T23">0x6a 0x14</text:span><text:span text:style-name="T3">, qui pourra être exécuté par l'ordinateur.</text:span></text:p>
      <text:p text:style-name="P3"/>
      <text:p text:style-name="P3">Pour voir les OPCODES dans lesquels sont traduites nos instructions assembleur, on utilise la commande : </text:p>
      <text:p text:style-name="P3"/>
      <text:p text:style-name="P8">objdump -d hello</text:p>
      <text:p text:style-name="P23"/>
      <text:p text:style-name="P23"><draw:frame draw:style-name="fr1" draw:name="images11" text:anchor-type="paragraph" svg:width="14.049cm" svg:height="6.696cm" draw:z-index="11"><draw:image xlink:href="Pictures/20000007000036E200001A27D0B0A261.svm" xlink:type="simple" xlink:show="embed" xlink:actuate="onLoad"/></draw:frame></text:p>
      <text:p text:style-name="P21"><text:span text:style-name="T3">On voit ici tous les OPCODES correspondant aux instructions de notre programme </text:span><text:span text:style-name="T23">hello.s</text:span><text:span text:style-name="T3">. Il </text:span><text:soft-page-break/><text:span text:style-name="T3">s'agit véritablement de ces données que l'ordinateur va exécuter. Pour extraire seulement les </text:span><text:span text:style-name="T3">OPCODES de notre programme et les afficher :</text:span></text:p>
      <text:p text:style-name="P23"/>
      <text:p text:style-name="P33"><text:span text:style-name="Source_20_Text"><text:span text:style-name="T27">for i in $(objdump -d hello |grep "^ " |cut -f2); do echo -n '\\x'$i; done; echo</text:span></text:span></text:p>
      <text:p text:style-name="P23"/>
      <text:p text:style-name="P14"><text:span text:style-name="T38">Ce qui nous donne ici :</text:span><text:span text:style-name="T3"> \xb8\x01\x00\x00\x00\xbf\x01\x00\x00\x00\x48\xbe\xd8\x00\x60\x00\x00\x00\x00\x00\xba\x0d\x00\x00\x00\x0f\x05\xb8\x3c\x00\x00\x00\xbf\x00\x00\x00\x00\x0f\x05</text:span></text:p>
      <text:p text:style-name="P9"/>
      <text:p text:style-name="P22"><text:span text:style-name="T3">Et on peut tout à fait stocker ces </text:span>OPCODES sous la forme de chaînes de caractères<text:span text:style-name="T3"> :</text:span></text:p>
      <text:p text:style-name="P24"/>
      <text:p text:style-name="P22"><text:span text:style-name="T23">shellcode =</text:span><text:span text:style-name="T3"> </text:span><text:span text:style-name="T23">"\xb8\x01\x00\x00\x00\xbf\x01\x00\x00\x00\x48\xbe\xd8\x00\x60\x00\x00\x00\x00\x00\xba\x0d\x00\x00\x00\x0f\x05\xb8\x3c\x00\x00\x00\xbf\x00\x00\x00\x00\x0f\x05"</text:span></text:p>
      <text:p text:style-name="P9"/>
      <text:p text:style-name="P23">Si on arrive, d'une manière ou d'une autre, à transmettre cette chaîne de caractère au programme cible, elle sera stockée en mémoire (typiquement dans la stack). Si on arrive ensuite à rediriger l'exécution du programme vers l'emplacement mémoire de ce shellcode, la machine cible va les interpréter comme des instructions, puis les exécuter.</text:p>
      <text:p text:style-name="P23"/>
      <text:p text:style-name="P23"/>
      <text:p text:style-name="P23">Exemple d'un programme en C permettant de tester nos shellcodes :</text:p>
      <text:p text:style-name="P8"/>
      <text:p text:style-name="P34"><text:span text:style-name="Source_20_Text"><text:span text:style-name="T23">char shellcode[] = "\xb8\x01\x00\x00\x00\xbf\x01\x00\x00\x00\x48\xbe\xd8\x00\x60\x00\x00\x00\x00\x00\xba\x0d\x00\x00\x00\x0f\x05\xb8\x3c\x00\x00\x00\xbf\x00\x00\x00\x00\x0f\x05";</text:span></text:span></text:p>
      <text:p text:style-name="Preformatted_20_Text"><text:span text:style-name="Source_20_Text"><text:span text:style-name="T24"/></text:span></text:p>
      <text:p text:style-name="Preformatted_20_Text"><text:span text:style-name="Source_20_Text"><text:span text:style-name="T24">int main(int argc, char **argv)</text:span></text:span></text:p>
      <text:p text:style-name="Preformatted_20_Text"><text:span text:style-name="Source_20_Text"><text:span text:style-name="T24">{</text:span></text:span></text:p>
      <text:p text:style-name="Preformatted_20_Text"><text:span text:style-name="Source_20_Text"><text:span text:style-name="T24"><text:s text:c="2"/>int (*func)();</text:span></text:span></text:p>
      <text:p text:style-name="Preformatted_20_Text"><text:span text:style-name="Source_20_Text"><text:span text:style-name="T24"><text:s text:c="2"/>func = (int (*)()) shellcode;</text:span></text:span></text:p>
      <text:p text:style-name="Preformatted_20_Text"><text:span text:style-name="Source_20_Text"><text:span text:style-name="T24"><text:s text:c="2"/>(int)(*func)();</text:span></text:span></text:p>
      <text:p text:style-name="P35"><text:span text:style-name="Source_20_Text"><text:span text:style-name="T24">}</text:span></text:span></text:p>
      <text:p text:style-name="P23">Ici, ce qu'on fait, c'est qu'on commence par déclarer un pointer sur fonction "func". Func doit donc contenir l'adresse d'une fonction qui retourne un entier.</text:p>
      <text:p text:style-name="P23"/>
      <text:p text:style-name="P23">On donne à "func" la valeur du pointeur indiquant l'adresse du premier caractère de notre shellcode, qu'on cast en un pointeur sur fonction retournant un int. Désormais, "func" contient l'adresse du premier caractère de notre shellcode, en pensant que cette adresse est celle d'une fonction retournant un entier.</text:p>
      <text:p text:style-name="P23"/>
      <text:p text:style-name="P23">Enfin, on déréférence "func", ce qui exécute donc la 'fonction' (en réalité notre shellcode) à l'adresse pointée par "func".</text:p>
      <text:p text:style-name="P23"/>
      <text:p text:style-name="P23">On compile le programme ci-dessus, et on le lance :</text:p>
      <text:p text:style-name="P8">gcc -fno-stack-protector -z execstack -o hello main.c</text:p>
      <text:p text:style-name="P23"/>
      <text:p text:style-name="P21"><text:span text:style-name="T3">Celui-ci était censé donc afficher "Hello World" mais ... Rien ne s'affiche, ou parfois un caractère. C'est parce que notre chaîne de caractère contenant les OPCODES contient des NULL BYTES \00, </text:span><text:soft-page-break/><text:span text:style-name="T3">qui indiquent la fin d'une chaîne. Ainsi, seuls les deux premiers OPCODES dans l'exemple ci-</text:span><text:span text:style-name="T3">dessus sont exécutés.</text:span></text:p>
      <text:p text:style-name="P23"/>
      <text:p text:style-name="P23">Si l'on prend l'exemple du tutorial, cela fonctionne car le code Assembly a été spécifiquement créé pour ne pas produire de NULL BYTES dans les OPCODES :</text:p>
      <text:p text:style-name="P22"><text:span text:style-name="Strong_20_Emphasis"><text:s/></text:span><text:span text:style-name="Strong_20_Emphasis"><text:span text:style-name="T23">\xeb\x1e\x5e\x48\x31\xc0\xb0\x01\x48\x89\xc7\x48\x89\xfa\x48\x83\xc2\x0e\x0f\x05\x48\x31\xc0\x48\x83\xc0\x3c\x48\x31\xff\x0f\x05\xe8\xdd\xff\xff\xff\x48\x65\x6c\x6c\x6f\x2c\x20\x77\x6f\x72\x6c\x64\x21\x0a</text:span></text:span></text:p>
      <text:p text:style-name="P23"/>
      <text:p text:style-name="P23">Il faut donc toujours bien faire attention que nos OPCODES ne contiennent pas de NULL BYTE.</text:p>
      <text:p text:style-name="P23"/>
      <text:p text:style-name="P21"><text:span text:style-name="T3">Essayons maintenant de produire un shellcode qui exécute </text:span><text:span text:style-name="T23">/bin/sh</text:span><text:span text:style-name="T3"> :</text:span></text:p>
      <text:p text:style-name="P23"/>
      <text:p text:style-name="P33"><text:span text:style-name="T3">section </text:span><text:span text:style-name="T29">.text</text:span></text:p>
      <text:p text:style-name="Preformatted_20_Text"><text:s text:c="4"/>global <text:s/>_start</text:p>
      <text:p text:style-name="Preformatted_20_Text"><text:s text:c="4"/>_start:</text:p>
      <text:p text:style-name="Preformatted_20_Text"><text:span text:style-name="T32"><text:s text:c="8"/></text:span><text:span text:style-name="T33">xor</text:span> rax, rax</text:p>
      <text:p text:style-name="Preformatted_20_Text"><text:span text:style-name="T32"><text:s text:c="8"/></text:span><text:span text:style-name="T33">push</text:span> rax</text:p>
      <text:p text:style-name="Preformatted_20_Text"><text:s text:c="8"/>mov rdi, <text:span text:style-name="T30">"/bin//sh"</text:span></text:p>
      <text:p text:style-name="Preformatted_20_Text"><text:span text:style-name="T32"><text:s text:c="8"/></text:span><text:span text:style-name="T33">push</text:span> rdi</text:p>
      <text:p text:style-name="Preformatted_20_Text"><text:s text:c="8"/>mov rdi, rsp</text:p>
      <text:p text:style-name="Preformatted_20_Text"><text:s text:c="8"/>mov al, <text:span text:style-name="T30">59</text:span></text:p>
      <text:p text:style-name="P35"><text:s text:c="8"/>syscall</text:p>
      <text:p text:style-name="P21"><text:span text:style-name="T3">On commence par mettre rax à 0 (sans </text:span><text:span text:style-name="T23">mov rax, 0</text:span><text:span text:style-name="T3">, sinon on a inévitablement plein de NULL BYTES). On le met sur la pile, et on met ensuite "/bin//sh" sur la pile, avant de placer RDI à RSP. On est donc dans la configuration suivante :</text:span></text:p>
      <text:p text:style-name="P23"/>
      <text:p text:style-name="P23"><draw:frame draw:style-name="fr2" draw:name="images12" text:anchor-type="paragraph" svg:width="16.999cm" svg:height="4.919cm" draw:z-index="12"><draw:image xlink:href="Pictures/20000007000065CE00001D76AE64BC55.svm" xlink:type="simple" xlink:show="embed" xlink:actuate="onLoad"/></draw:frame></text:p>
      <text:p text:style-name="P23"/>
      <text:p text:style-name="P23">Quand on fait notre syscall, celui-ci est appelé avec pour unique argument "/bin//sh". Ce qui a l'air de fonctionner, malgré le fait qu'on ne précise pas qu'on a pas d'arguments pour /bin//sh, ou qu'on ne précise pas l'environnement. Dans certains autres shellcodes, on précise explicitement qu'il n'y a pas d'arguments :</text:p>
      <text:p text:style-name="P21"><text:a xlink:type="simple" xlink:href="https://rayoflightz.github.io/shellcoding/linux/x86/2018/11/15/Shellcoding-for-linux-on-x86.html" text:style-name="Internet_20_link" text:visited-style-name="Visited_20_Internet_20_Link"><text:span text:style-name="T3">https://rayoflightz.github.io/shellcoding/linux/x86/2018/11/15/Shellcoding-for-linux-on-x86.html</text:span></text:a></text:p>
      <text:p text:style-name="P23"/>
      <text:p text:style-name="P23">Mais on ne précise jamais l'environnement (il est peut-être ensuite dans la stack – peu probable, plus probable : lorsque l'environnement n'est pas précisé, l'environnement actuel est utilisé).</text:p>
      <text:p text:style-name="P23"/>
      <text:p text:style-name="P23">NOTE : on écrit "/bin//sh" et non pas "/bin/sh" car "/bin/sh" fait uniquement 7 bytes (7 caractères), et donc quand on push sur la stack, on aurait eu un NULL BYTE complétant l'espace.</text:p>
      <text:p text:style-name="P23"/>
      <text:p text:style-name="P23"/>
      <text:p text:style-name="P23"><text:soft-page-break/></text:p>
      <text:p text:style-name="P23"/>
      <text:p text:style-name="P23"/>
      <text:p text:style-name="P23">Les galères de stack alignment avec <text:span text:style-name="T2">system</text:span> :</text:p>
      <text:p text:style-name="P23"><text:a xlink:type="simple" xlink:href="https://stackoverflow.com/questions/37773787/why-does-this-function-push-rax-to-the-stack-as-the-first-operation" text:style-name="Internet_20_link" text:visited-style-name="Visited_20_Internet_20_Link">https://stackoverflow.com/questions/37773787/why-does-this-function-push-rax-to-the-stack-as-the-first-operation</text:a> </text:p>
      <text:p text:style-name="P23"/>
      <text:p text:style-name="P23"/>
      <text:p text:style-name="P23">Pour les fichiers <text:span text:style-name="T2">include</text:span> en assembly et la gestion des structures, voir <text:span text:style-name="T2">documentation fam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MMono10-Regular" svg:font-family="LMMono10-Regular"/>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51M26S</meta:editing-duration>
    <meta:editing-cycles>18</meta:editing-cycles>
    <meta:generator>OpenOffice/4.1.11$Win32 OpenOffice.org_project/4111m1$Build-9808</meta:generator>
    <dc:date>2022-02-05T13:36:34.23</dc:date>
    <meta:document-statistic meta:table-count="3" meta:image-count="13" meta:object-count="0" meta:page-count="18" meta:paragraph-count="446" meta:word-count="4073" meta:character-count="24927"/>
    <meta:user-defined meta:name="Info 1"/>
    <meta:user-defined meta:name="Info 2"/>
    <meta:user-defined meta:name="Info 3"/>
    <meta:user-defined meta:name="Info 4"/>
  </office:meta>
</office:document-meta>
</file>